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A000002C7D6E3D46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ffffff" draw:fill="solid" draw:fill-color="#ffffcc" draw:textarea-horizontal-align="center"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color="#ffffff" draw:textarea-horizontal-align="center"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ccff"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fill="solid" draw:fill-color="#999999" draw:textarea-horizontal-align="justify" draw:textarea-vertical-align="middle" draw:auto-grow-height="false"/>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standard">
      <style:graphic-properties draw:fill="solid" draw:fill-color="#94bd5e" draw:textarea-horizontal-align="justify" draw:textarea-vertical-align="middle" draw:auto-grow-height="fals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draw:fill="none" fo:min-height="13.75cm"/>
    </style:style>
    <style:style style:name="gr15" style:family="graphic" style:parent-style-name="standard">
      <style:graphic-properties draw:fill="solid" draw:fill-color="#ffffff" draw:textarea-horizontal-align="justify" draw:textarea-vertical-align="middle" draw:auto-grow-height="false"/>
    </style:style>
    <style:style style:name="gr16" style:family="graphic" style:parent-style-name="standard">
      <style:graphic-properties draw:stroke="none" draw:fill="none" fo:min-height="13.952cm"/>
    </style:style>
    <style:style style:name="gr17" style:family="graphic" style:parent-style-name="standard">
      <style:graphic-properties draw:fill="solid" draw:fill-color="#c0c0c0" draw:textarea-horizontal-align="justify" draw:textarea-vertical-align="middle" draw:auto-grow-height="false"/>
    </style:style>
    <style:style style:name="gr18" style:family="graphic" style:parent-style-name="standard">
      <style:graphic-properties draw:fill="solid" draw:fill-color="#9999cc" draw:textarea-horizontal-align="justify" draw:textarea-vertical-align="middle" draw:auto-grow-height="false"/>
    </style:style>
    <style:style style:name="pr1" style:family="presentation" style:parent-style-name="标准-notes">
      <style:graphic-properties draw:fill-color="#ffffff" draw:auto-grow-height="true" fo:min-height="13.365cm"/>
    </style:style>
    <style:style style:name="pr2" style:family="presentation" style:parent-style-name="标准-outline1">
      <style:graphic-properties draw:fill-color="#ffffff" fo:min-height="16.023cm"/>
    </style:style>
    <style:style style:name="pr3" style:family="presentation" style:parent-style-name="标准-notes">
      <style:graphic-properties draw:fill-color="#ffffff" fo:min-height="13.114cm"/>
    </style:style>
    <style:style style:name="pr4" style:family="presentation" style:parent-style-name="标准-title">
      <style:graphic-properties draw:fill-color="#ffffff" draw:auto-grow-height="true" fo:min-height="2cm"/>
    </style:style>
    <style:style style:name="pr5" style:family="presentation" style:parent-style-name="标准-outline1">
      <style:graphic-properties draw:fill-color="#ffffff" fo:min-height="13.609cm"/>
    </style:style>
    <style:style style:name="pr6" style:family="presentation" style:parent-style-name="标准-outline1">
      <style:graphic-properties draw:fill-color="#ffffff" fo:min-height="11.986cm"/>
    </style:style>
    <style:style style:name="pr7" style:family="presentation" style:parent-style-name="标准-outline1">
      <style:graphic-properties draw:stroke="solid" svg:stroke-width="0.1cm" svg:stroke-color="#800000" draw:marker-start-width="0.35cm" draw:marker-end-width="0.35cm" draw:fill="none" draw:fill-color="#ffffff" fo:min-height="12.523cm" fo:padding-top="0.05cm" fo:padding-bottom="0.05cm" fo:padding-left="0.05cm" fo:padding-right="0.05cm"/>
    </style:style>
    <style:style style:name="pr8" style:family="presentation" style:parent-style-name="标准-outline1">
      <style:graphic-properties draw:stroke="solid" svg:stroke-width="0.1cm" svg:stroke-color="#000080" draw:marker-start-width="0.35cm" draw:marker-end-width="0.35cm" draw:fill-color="#ffffff" fo:min-height="12.523cm" fo:padding-top="0.05cm" fo:padding-bottom="0.05cm" fo:padding-left="0.05cm" fo:padding-right="0.05cm"/>
    </style:style>
    <style:style style:name="pr9" style:family="presentation" style:parent-style-name="标准-title">
      <style:graphic-properties draw:fill-color="#ffffff" fo:min-height="3.256cm"/>
    </style:style>
    <style:style style:name="pr10" style:family="presentation" style:parent-style-name="标准-title">
      <style:graphic-properties draw:fill-color="#ffffff" draw:auto-grow-height="true" fo:min-height="3.507cm"/>
    </style:style>
    <style:style style:name="pr11" style:family="presentation" style:parent-style-name="标准-outline1">
      <style:graphic-properties draw:fill-color="#ffffff" draw:auto-grow-height="true" fo:min-height="12.486cm"/>
    </style:style>
    <style:style style:name="pr12" style:family="presentation" style:parent-style-name="标准-title">
      <style:graphic-properties draw:fill-color="#ffffff" fo:min-height="2.218cm"/>
    </style:style>
    <style:style style:name="pr13" style:family="presentation" style:parent-style-name="标准-outline1">
      <style:graphic-properties draw:fill-color="#ffffff" fo:min-height="9.586cm"/>
    </style:style>
    <style:style style:name="pr14" style:family="presentation" style:parent-style-name="标准-title">
      <style:graphic-properties draw:fill-color="#ffffff" draw:auto-grow-height="true" fo:min-height="1.9cm"/>
    </style:style>
    <style:style style:name="pr15" style:family="presentation" style:parent-style-name="标准-outline1">
      <style:graphic-properties draw:fill-color="#ffffff" fo:min-height="11.32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text-properties fo:font-size="36pt" style:font-size-asian="36pt"/>
    </style:style>
    <style:style style:name="P5" style:family="paragraph">
      <style:paragraph-properties fo:margin-left="0cm" fo:margin-right="0cm" fo:line-height="200%" text:enable-numbering="true" fo:text-indent="0cm"/>
    </style:style>
    <style:style style:name="P6" style:family="paragraph">
      <style:paragraph-properties fo:margin-left="0cm" fo:margin-right="0cm" fo:line-height="200%" text:enable-numbering="true" fo:text-indent="0cm"/>
      <style:text-properties fo:font-size="26pt" style:font-size-asian="26pt"/>
    </style:style>
    <style:style style:name="P7" style:family="paragraph">
      <style:paragraph-properties fo:margin-left="0.6cm" fo:margin-right="0cm" fo:text-indent="-0.6cm"/>
    </style:style>
    <style:style style:name="P8" style:family="paragraph">
      <style:paragraph-properties fo:margin-left="0cm" fo:margin-right="0cm" fo:text-indent="0cm"/>
      <style:text-properties fo:font-size="18pt"/>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style:font-size-asian="20pt"/>
    </style:style>
    <style:style style:name="P12" style:family="paragraph">
      <style:paragraph-properties fo:margin-left="3.6cm" fo:margin-right="0cm" fo:text-indent="-0.6cm"/>
    </style:style>
    <style:style style:name="P13" style:family="paragraph">
      <style:paragraph-properties fo:margin-left="1.2cm" fo:margin-right="0cm" fo:text-indent="-0.9cm"/>
      <style:text-properties fo:font-size="28pt" style:font-size-asian="28pt"/>
    </style:style>
    <style:style style:name="P14" style:family="paragraph">
      <style:paragraph-properties fo:text-align="center"/>
      <style:text-properties fo:color="#000000"/>
    </style:style>
    <style:style style:name="P15" style:family="paragraph">
      <style:text-properties fo:font-size="26pt" style:font-size-asian="26pt"/>
    </style:style>
    <style:style style:name="P16" style:family="paragraph">
      <style:paragraph-properties fo:margin-left="0cm" fo:margin-right="0cm" fo:text-indent="0cm"/>
      <style:text-properties fo:font-size="22pt" style:font-size-asian="22pt"/>
    </style:style>
    <style:style style:name="P17" style:family="paragraph">
      <style:paragraph-properties fo:margin-left="0cm" fo:margin-right="0cm" fo:text-indent="0cm"/>
      <style:text-properties fo:font-size="36pt" style:font-size-asian="36pt"/>
    </style:style>
    <style:style style:name="P18" style:family="paragraph">
      <style:paragraph-properties fo:margin-left="0cm" fo:margin-right="0cm" fo:text-indent="0cm"/>
      <style:text-properties fo:font-size="26pt" style:font-size-asian="26pt"/>
    </style:style>
    <style:style style:name="P19" style:family="paragraph">
      <style:paragraph-properties fo:text-align="center"/>
      <style:text-properties fo:color="#000080" fo:font-size="24pt"/>
    </style:style>
    <style:style style:name="P20" style:family="paragraph">
      <style:paragraph-properties fo:text-align="center"/>
      <style:text-properties fo:color="#000000" fo:font-size="24pt"/>
    </style:style>
    <style:style style:name="P21" style:family="paragraph">
      <style:paragraph-properties fo:text-align="center"/>
      <style:text-properties fo:color="#ffffff" fo:font-size="26pt"/>
    </style:style>
    <style:style style:name="P22" style:family="paragraph">
      <style:paragraph-properties fo:margin-left="4.8cm" fo:margin-right="0cm" fo:text-indent="-0.6cm"/>
    </style:style>
    <style:style style:name="P23" style:family="paragraph">
      <style:paragraph-properties fo:margin-left="0cm" fo:margin-right="0cm" fo:text-indent="0cm"/>
      <style:text-properties fo:font-size="22pt"/>
    </style:style>
    <style:style style:name="P24" style:family="paragraph">
      <style:paragraph-properties fo:margin-left="0cm" fo:margin-right="0cm" fo:text-indent="0cm"/>
      <style:text-properties fo:font-size="28pt" style:font-size-asian="28pt"/>
    </style:style>
    <style:style style:name="P25" style:family="paragraph">
      <style:paragraph-properties fo:margin-left="0cm" fo:margin-right="0cm" fo:text-align="start" fo:text-indent="0cm"/>
    </style:style>
    <style:style style:name="P26" style:family="paragraph">
      <style:paragraph-properties fo:margin-left="0cm" fo:margin-right="0cm" fo:text-align="start" fo:text-indent="0cm"/>
      <style:text-properties fo:color="#000000" fo:font-size="26pt"/>
    </style:style>
    <style:style style:name="P27" style:family="paragraph">
      <style:paragraph-properties fo:margin-left="0cm" fo:margin-right="0cm" fo:text-align="center" fo:text-indent="0cm"/>
      <style:text-properties fo:color="#000000"/>
    </style:style>
    <style:style style:name="P28" style:family="paragraph">
      <style:paragraph-properties fo:margin-left="1.2cm" fo:margin-right="0cm" text:enable-numbering="false" fo:text-indent="-0.9cm"/>
    </style:style>
    <style:style style:name="P29" style:family="paragraph">
      <style:paragraph-properties fo:margin-left="1.2cm" fo:margin-right="0cm" fo:text-align="center" text:enable-numbering="false" fo:text-indent="-0.9cm"/>
    </style:style>
    <style:style style:name="P30" style:family="paragraph">
      <style:paragraph-properties fo:margin-left="1.2cm" fo:margin-right="0cm" fo:text-align="start" text:enable-numbering="false" fo:text-indent="-0.9cm"/>
    </style:style>
    <style:style style:name="P31" style:family="paragraph">
      <style:paragraph-properties fo:margin-left="0cm" fo:margin-right="0cm" fo:text-indent="0cm"/>
      <style:text-properties fo:font-size="42pt" style:font-size-asian="42pt"/>
    </style:style>
    <style:style style:name="P32" style:family="paragraph">
      <style:paragraph-properties fo:text-align="center"/>
      <style:text-properties fo:color="#0000ff"/>
    </style:style>
    <style:style style:name="P33" style:family="paragraph">
      <style:text-properties fo:font-size="22pt"/>
    </style:style>
    <style:style style:name="P34" style:family="paragraph">
      <style:paragraph-properties fo:margin-left="0cm" fo:margin-right="0cm" text:enable-numbering="false" fo:text-indent="0cm"/>
    </style:style>
    <style:style style:name="P35" style:family="paragraph">
      <style:paragraph-properties fo:margin-left="0cm" fo:margin-right="0cm" fo:text-align="center" text:enable-numbering="false" fo:text-indent="0cm"/>
    </style:style>
    <style:style style:name="P36" style:family="paragraph">
      <style:paragraph-properties text:enable-numbering="true"/>
    </style:style>
    <style:style style:name="P37" style:family="paragraph">
      <style:text-properties fo:font-size="35pt" style:font-size-asian="35pt"/>
    </style:style>
    <style:style style:name="P38" style:family="paragraph">
      <style:paragraph-properties fo:margin-left="0cm" fo:margin-right="0cm" fo:text-align="end" fo:text-indent="0cm"/>
    </style:style>
    <style:style style:name="T1" style:family="text">
      <style:text-properties fo:font-size="36pt" style:font-size-asian="36pt"/>
    </style:style>
    <style:style style:name="T2" style:family="text">
      <style:text-properties fo:font-size="26pt" style:font-size-asian="26pt"/>
    </style:style>
    <style:style style:name="T3" style:family="text">
      <style:text-properties fo:font-size="18pt"/>
    </style:style>
    <style:style style:name="T4" style:family="text">
      <style:text-properties fo:font-size="28pt" style:font-size-asian="28pt"/>
    </style:style>
    <style:style style:name="T5" style:family="text">
      <style:text-properties fo:color="#000000"/>
    </style:style>
    <style:style style:name="T6" style:family="text">
      <style:text-properties fo:font-size="22pt" style:font-size-asian="22pt"/>
    </style:style>
    <style:style style:name="T7" style:family="text">
      <style:text-properties fo:font-size="24pt" style:font-size-asian="24pt"/>
    </style:style>
    <style:style style:name="T8" style:family="text">
      <style:text-properties fo:font-size="22pt"/>
    </style:style>
    <style:style style:name="T9" style:family="text">
      <style:text-properties fo:color="#000080" fo:font-size="24pt"/>
    </style:style>
    <style:style style:name="T10" style:family="text">
      <style:text-properties fo:color="#000000" fo:font-size="24pt"/>
    </style:style>
    <style:style style:name="T11" style:family="text">
      <style:text-properties fo:color="#ffffff" fo:font-size="26pt"/>
    </style:style>
    <style:style style:name="T12" style:family="text">
      <style:text-properties fo:font-size="28pt"/>
    </style:style>
    <style:style style:name="T13" style:family="text">
      <style:text-properties fo:color="#ffff00" fo:font-size="22pt"/>
    </style:style>
    <style:style style:name="T14" style:family="text">
      <style:text-properties fo:color="#ffff00" fo:font-size="22pt" style:text-underline-style="solid" style:text-underline-width="auto" style:text-underline-color="font-color"/>
    </style:style>
    <style:style style:name="T15" style:family="text">
      <style:text-properties fo:color="#ffff00" fo:font-size="22pt" style:text-underline-style="solid" style:text-underline-width="auto" style:text-underline-color="font-color" style:font-size-asian="18pt" style:font-size-complex="18pt"/>
    </style:style>
    <style:style style:name="T16" style:family="text">
      <style:text-properties fo:color="#ccffff" fo:font-size="22pt"/>
    </style:style>
    <style:style style:name="T17" style:family="text">
      <style:text-properties fo:color="#ff00ff" fo:font-size="22pt"/>
    </style:style>
    <style:style style:name="T18" style:family="text">
      <style:text-properties fo:color="#000000" fo:font-size="26pt"/>
    </style:style>
    <style:style style:name="T19" style:family="text">
      <style:text-properties fo:color="#ffff00" fo:font-size="22pt" style:text-underline-style="none"/>
    </style:style>
    <style:style style:name="T20" style:family="text">
      <style:text-properties fo:color="#ffff00" fo:font-size="22pt" style:text-underline-style="none" style:font-size-asian="18pt" style:font-size-complex="18pt"/>
    </style:style>
    <style:style style:name="T21" style:family="text">
      <style:text-properties fo:color="#ff00ff" fo:font-size="22pt" style:text-underline-style="solid" style:text-underline-width="auto" style:text-underline-color="font-color"/>
    </style:style>
    <style:style style:name="T22" style:family="text">
      <style:text-properties fo:font-size="32pt"/>
    </style:style>
    <style:style style:name="T23" style:family="text">
      <style:text-properties fo:color="#000000" fo:font-size="32pt"/>
    </style:style>
    <style:style style:name="T24" style:family="text">
      <style:text-properties fo:font-size="42pt" style:font-size-asian="42pt"/>
    </style:style>
    <style:style style:name="T25" style:family="text">
      <style:text-properties fo:color="#0000ff"/>
    </style:style>
    <style:style style:name="T26" style:family="text">
      <style:text-properties fo:font-size="25pt" style:font-size-asian="25pt"/>
    </style:style>
    <style:style style:name="T27" style:family="text">
      <style:text-properties fo:font-size="35pt" style:font-size-asian="3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标准" presentation:presentation-page-layout-name="AL1T19">
        <office:forms form:automatic-focus="false" form:apply-design-mode="false"/>
        <draw:frame draw:style-name="gr1" draw:layer="layout" svg:width="10.218cm" svg:height="0.886cm" svg:x="0.5cm" svg:y="0.5cm">
          <draw:text-box>
            <text:p text:style-name="P1">上海Linux社区2007年技术交流会</text:p>
          </draw:text-box>
        </draw:frame>
        <draw:line draw:style-name="gr2" draw:text-style-name="P2" draw:layer="layout" svg:x1="0cm" svg:y1="1.5cm" svg:x2="28cm" svg:y2="1.5cm">
          <text:p text:style-name="P1"/>
        </draw:line>
        <draw:frame draw:style-name="gr1" draw:text-style-name="P4" draw:layer="layout" svg:width="19.679cm" svg:height="1.521cm" svg:x="4.321cm" svg:y="3cm">
          <draw:text-box>
            <text:p text:style-name="P3"><text:span text:style-name="T1">SQLRelay <text:s/></text:span><text:span text:style-name="T1">持久化的数据库连接池</text:span></text:p>
          </draw:text-box>
        </draw:frame>
        <draw:frame draw:style-name="gr3" draw:text-style-name="P6" draw:layer="layout" svg:width="23cm" svg:height="8.522cm" svg:x="3cm" svg:y="7.5cm">
          <draw:text-box>
            <text:list text:style-name="L1">
              <text:list-item>
                <text:p text:style-name="P5"><text:span text:style-name="T2"><text:s/></text:span><text:span text:style-name="T2">提高应用程序访问数据库的响应速度。</text:span></text:p>
              </text:list-item>
            </text:list>
            <text:list text:style-name="L1">
              <text:list-item>
                <text:p text:style-name="P5"><text:span text:style-name="T2"><text:s/></text:span><text:span text:style-name="T2">提升高负荷环境下的数据库并发响应能力。</text:span></text:p>
              </text:list-item>
            </text:list>
            <text:list text:style-name="L1">
              <text:list-item>
                <text:p text:style-name="P5"><text:span text:style-name="T2"><text:s/></text:span><text:span text:style-name="T2">降低应用程序在不同数据库之间的移植难度。</text:span></text:p>
              </text:list-item>
            </text:list>
            <text:list text:style-name="L1">
              <text:list-item>
                <text:p text:style-name="P5"><text:span text:style-name="T2"><text:s/></text:span><text:span text:style-name="T2">控制应用程序对数据库访问深度。</text:span></text:p>
              </text:list-item>
            </text:list>
            <text:list text:style-name="L1">
              <text:list-item>
                <text:p text:style-name="P5"><text:span text:style-name="T2"><text:s/></text:span><text:span text:style-name="T2">支持多种程序语言对数据库的访问。</text:span></text:p>
              </text:list-item>
            </text:list>
          </draw:text-box>
        </draw:frame>
        <draw:line draw:style-name="gr4" draw:text-style-name="P2" draw:layer="layout" svg:x1="0cm" svg:y1="19.5cm" svg:x2="28cm" svg:y2="19.5cm">
          <text:p text:style-name="P1"/>
        </draw:line>
        <draw:frame draw:style-name="gr1" draw:layer="layout" svg:width="8.249cm" svg:height="0.886cm" svg:x="19.4cm" svg:y="19.943cm">
          <draw:text-box>
            <text:p text:style-name="P1">SQLRelay持久数据库连接池</text:p>
          </draw:text-box>
        </draw:frame>
        <presentation:notes draw:style-name="dp2">
          <draw:page-thumbnail draw:style-name="gr5" draw:layer="layout" svg:width="14.848cm" svg:height="11.135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标准" presentation:presentation-page-layout-name="AL2T1">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presentation:style-name="pr2" draw:text-style-name="P9" draw:layer="layout" svg:width="25.199cm" svg:height="16.045cm" svg:x="1.4cm" svg:y="2.5cm" presentation:class="outline" presentation:user-transformed="true">
          <draw:text-box>
            <text:list text:style-name="L2">
              <text:list-item>
                <text:p text:style-name="P9">SQLRelay 是一套基于GPL协议的自由软件。</text:p>
              </text:list-item>
            </text:list>
            <text:list text:style-name="L2">
              <text:list-item>
                <text:p text:style-name="P9">由David Muse于1998年开始开发。</text:p>
              </text:list-item>
            </text:list>
            <text:list text:style-name="L2">
              <text:list-item>
                <text:p text:style-name="P9">最初的目的是能让C/C++ CGI程序快速地与Oracle建立连接。</text:p>
              </text:list-item>
            </text:list>
            <text:list text:style-name="L2">
              <text:list-item>
                <text:p text:style-name="P9">现在已经成为了一个国际性自由软件项目。</text:p>
              </text:list-item>
            </text:list>
            <text:list text:style-name="L2">
              <text:list-item>
                <text:list>
                  <text:list-item>
                    <text:p text:style-name="P10">仍由David Muse本人掌握核心代码的开放，由其它开发者完成外围部件开发。</text:p>
                  </text:list-item>
                </text:list>
              </text:list-item>
            </text:list>
            <text:list text:style-name="L2">
              <text:list-item>
                <text:p text:style-name="P9">主页为http://sqlrelay.sourceforge.net</text:p>
              </text:list-item>
            </text:list>
            <text:list text:style-name="L2">
              <text:list-item>
                <text:p text:style-name="P9">当前最新的版本是0.39.4</text:p>
              </text:list-item>
            </text:list>
            <text:list text:style-name="L2">
              <text:list-item>
                <text:p text:style-name="P9">debian 4.0中为0.37.1</text:p>
              </text:list-item>
            </text:list>
            <text:list text:style-name="L2">
              <text:list-item>
                <text:p text:style-name="P9">Ubuntu 7.04中为0.38.2</text:p>
              </text:list-item>
            </text:list>
          </draw:text-box>
        </draw:frame>
        <presentation:notes draw:style-name="dp2">
          <draw:page-thumbnail draw:style-name="gr5" draw:layer="layout" svg:width="14.848cm" svg:height="11.135cm" svg:x="3.075cm" svg:y="2.257cm" draw:page-number="2" presentation:class="page"/>
          <draw:frame presentation:style-name="pr3" draw:text-style-name="P11" draw:layer="layout" svg:width="16.799cm" svg:height="13.114cm" svg:x="2.1cm" svg:y="14.107cm" presentation:class="notes" presentation:placeholder="true">
            <draw:text-box/>
          </draw:frame>
        </presentation:notes>
      </draw:page>
      <draw:page draw:name="page3"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presentation:style-name="pr4" draw:text-style-name="P1" draw:layer="layout" svg:width="25.199cm" svg:height="2cm" svg:x="1.4cm" svg:y="2cm" presentation:class="title" presentation:user-transformed="true">
          <draw:text-box>
            <text:p text:style-name="P1">SQLRelay对其它持久连接池的优势</text:p>
          </draw:text-box>
        </draw:frame>
        <draw:frame presentation:style-name="pr5" draw:text-style-name="P13" draw:layer="layout" svg:width="25.199cm" svg:height="14.658cm" svg:x="1.4cm" svg:y="4.614cm" presentation:class="outline" presentation:user-transformed="true">
          <draw:text-box>
            <text:list text:style-name="L2">
              <text:list-item>
                <text:p text:style-name="P9"><text:span text:style-name="T4">支持多种编程语言：</text:span></text:p>
              </text:list-item>
            </text:list>
            <text:list text:style-name="L2">
              <text:list-item>
                <text:list>
                  <text:list-item>
                    <text:list>
                      <text:list-item>
                        <text:p text:style-name="P12"><text:span text:style-name="T4">C,C++,python,ruby,php,java,tcl,perl</text:span></text:p>
                      </text:list-item>
                    </text:list>
                  </text:list-item>
                </text:list>
              </text:list-item>
            </text:list>
            <text:list text:style-name="L2">
              <text:list-item>
                <text:p text:style-name="P9"><text:span text:style-name="T4">支持客户端的数据缓存</text:span></text:p>
              </text:list-item>
            </text:list>
            <text:list text:style-name="L2">
              <text:list-item>
                <text:p text:style-name="P9"><text:span text:style-name="T4">支持主从数据库架构的访问路由</text:span></text:p>
              </text:list-item>
            </text:list>
            <text:list text:style-name="L2">
              <text:list-item>
                <text:p text:style-name="P9"><text:span text:style-name="T4">支持</text:span><text:span text:style-name="T4">SQL</text:span><text:span text:style-name="T4">语句过滤</text:span></text:p>
              </text:list-item>
            </text:list>
            <text:list text:style-name="L2">
              <text:list-item>
                <text:p text:style-name="P9"><text:span text:style-name="T4">提供一定程度的负载均衡和高可用性功能。</text:span></text:p>
              </text:list-item>
            </text:list>
            <text:list text:style-name="L2">
              <text:list-item>
                <text:p text:style-name="P9"><text:span text:style-name="T4">对使用</text:span><text:span text:style-name="T4">MySQL</text:span><text:span text:style-name="T4">或</text:span><text:span text:style-name="T4">PostgreSQL C API</text:span><text:span text:style-name="T4">开发的应用程序，无需修改源代码即可具有持久连接功能。</text:span></text:p>
              </text:list-item>
            </text:list>
            <text:list text:style-name="L2">
              <text:list-item>
                <text:p text:style-name="P9"><text:span text:style-name="T4">对</text:span><text:span text:style-name="T4">perl</text:span><text:span text:style-name="T4">、</text:span><text:span text:style-name="T4">python</text:span><text:span text:style-name="T4">、</text:span><text:span text:style-name="T4">ruby</text:span><text:span text:style-name="T4">、</text:span><text:span text:style-name="T4">php</text:span><text:span text:style-name="T4">的数据抽象层提供持久连接的支持。</text:span></text:p>
              </text:list-item>
            </text:list>
            <text:list text:style-name="L2">
              <text:list-item>
                <text:p text:style-name="P9"><text:span text:style-name="T4">使</text:span><text:span text:style-name="T4">sqlite</text:span><text:span text:style-name="T4">变成可联网的数据库引擎。</text:span></text:p>
              </text:list-item>
            </text:list>
          </draw:text-box>
        </draw:frame>
        <presentation:notes draw:style-name="dp2">
          <draw:page-thumbnail draw:style-name="gr5" draw:layer="layout" svg:width="14.848cm" svg:height="11.135cm" svg:x="3.075cm" svg:y="2.257cm" draw:page-number="3" presentation:class="page"/>
          <draw:frame presentation:style-name="pr3" draw:text-style-name="P11" draw:layer="layout" svg:width="16.799cm" svg:height="13.114cm" svg:x="2.1cm" svg:y="14.107cm" presentation:class="notes" presentation:placeholder="true">
            <draw:text-box/>
          </draw:frame>
        </presentation:notes>
      </draw:page>
      <draw:page draw:name="page4" draw:style-name="dp1" draw:master-page-name="标准" presentation:presentation-page-layout-name="AL3T3">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custom-shape draw:style-name="gr6" draw:text-style-name="P14" draw:id="id2" draw:layer="layout" svg:width="2.5cm" svg:height="3cm" svg:x="21.301cm" svg:y="9.242cm">
          <text:p text:style-name="P3"><text:span text:style-name="T5">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1" draw:layer="layout" svg:width="4cm" svg:height="1.5cm" svg:x="2.001cm" svg:y="4.002cm">
          <text:p text:style-name="P3">客户机</text:p>
          <draw:enhanced-geometry svg:viewBox="0 0 21600 21600" draw:type="rectangle" draw:enhanced-path="M 0 0 L 21600 0 21600 21600 0 21600 0 0 Z N"/>
        </draw:custom-shape>
        <draw:custom-shape draw:style-name="gr7" draw:text-style-name="P2" draw:id="id3" draw:layer="layout" svg:width="4cm" svg:height="1.5cm" svg:x="2.001cm" svg:y="7.002cm">
          <text:p text:style-name="P3">客户机</text:p>
          <draw:enhanced-geometry svg:viewBox="0 0 21600 21600" draw:type="rectangle" draw:enhanced-path="M 0 0 L 21600 0 21600 21600 0 21600 0 0 Z N"/>
        </draw:custom-shape>
        <draw:custom-shape draw:style-name="gr7" draw:text-style-name="P2" draw:id="id4" draw:layer="layout" svg:width="4cm" svg:height="1.5cm" svg:x="2.001cm" svg:y="10.002cm">
          <text:p text:style-name="P3">客户机</text:p>
          <draw:enhanced-geometry svg:viewBox="0 0 21600 21600" draw:type="rectangle" draw:enhanced-path="M 0 0 L 21600 0 21600 21600 0 21600 0 0 Z N"/>
        </draw:custom-shape>
        <draw:custom-shape draw:style-name="gr7" draw:text-style-name="P2" draw:id="id5" draw:layer="layout" svg:width="4cm" svg:height="1.5cm" svg:x="2.001cm" svg:y="13.202cm">
          <text:p text:style-name="P3">客户机</text:p>
          <draw:enhanced-geometry svg:viewBox="0 0 21600 21600" draw:type="rectangle" draw:enhanced-path="M 0 0 L 21600 0 21600 21600 0 21600 0 0 Z N"/>
        </draw:custom-shape>
        <draw:custom-shape draw:style-name="gr7" draw:text-style-name="P2" draw:id="id6" draw:layer="layout" svg:width="4cm" svg:height="1.5cm" svg:x="2.001cm" svg:y="16.202cm">
          <text:p text:style-name="P3">客户机</text:p>
          <draw:enhanced-geometry svg:viewBox="0 0 21600 21600" draw:type="rectangle" draw:enhanced-path="M 0 0 L 21600 0 21600 21600 0 21600 0 0 Z N"/>
        </draw:custom-shape>
        <draw:connector draw:style-name="gr4" draw:text-style-name="P2" draw:layer="layout" svg:x1="6.001cm" svg:y1="4.752cm" svg:x2="21.301cm" svg:y2="10.741cm" draw:start-shape="id1" draw:start-glue-point="1" draw:end-shape="id2" draw:end-glue-point="6">
          <text:p text:style-name="P1"/>
        </draw:connector>
        <draw:connector draw:style-name="gr4" draw:text-style-name="P2" draw:layer="layout" svg:x1="6.001cm" svg:y1="7.752cm" svg:x2="21.301cm" svg:y2="10.741cm" draw:start-shape="id3" draw:start-glue-point="1" draw:end-shape="id2" draw:end-glue-point="6">
          <text:p text:style-name="P1"/>
        </draw:connector>
        <draw:connector draw:style-name="gr4" draw:text-style-name="P2" draw:layer="layout" svg:x1="6.001cm" svg:y1="10.752cm" svg:x2="21.301cm" svg:y2="10.741cm" draw:start-shape="id4" draw:start-glue-point="1" draw:end-shape="id2" draw:end-glue-point="6">
          <text:p text:style-name="P1"/>
        </draw:connector>
        <draw:connector draw:style-name="gr4" draw:text-style-name="P2" draw:layer="layout" svg:x1="6.001cm" svg:y1="13.952cm" svg:x2="21.301cm" svg:y2="10.742cm" draw:start-shape="id5" draw:start-glue-point="1" draw:end-shape="id2">
          <text:p text:style-name="P1"/>
        </draw:connector>
        <draw:connector draw:style-name="gr4" draw:text-style-name="P2" draw:layer="layout" svg:x1="6.001cm" svg:y1="16.952cm" svg:x2="21.301cm" svg:y2="10.742cm" draw:start-shape="id6" draw:start-glue-point="1" draw:end-shape="id2">
          <text:p text:style-name="P1"/>
        </draw:connector>
        <draw:frame draw:style-name="gr1" draw:text-style-name="P15" draw:layer="layout" svg:width="13.363cm" svg:height="1.17cm" svg:x="12.5cm" svg:y="2.5cm">
          <draw:text-box>
            <text:p text:style-name="P1"><text:span text:style-name="T2">传统的应用程序连接数据库方案</text:span></text:p>
          </draw:text-box>
        </draw:frame>
        <draw:frame draw:style-name="gr3" draw:text-style-name="P16" draw:layer="layout" svg:width="11cm" svg:height="3.351cm" svg:x="16cm" svg:y="14.844cm">
          <draw:text-box>
            <text:p text:style-name="P1"><text:span text:style-name="T6">每次客户程序连接到数据库时，数据库都要为每个客户进程重新创立一个连接进程，资源的开销较大。</text:span></text:p>
          </draw:text-box>
        </draw:frame>
        <presentation:notes draw:style-name="dp2">
          <draw:page-thumbnail draw:style-name="gr5" draw:layer="layout" svg:width="14.848cm" svg:height="11.135cm" svg:x="3.075cm" svg:y="2.257cm" draw:page-number="4" presentation:class="page"/>
          <draw:frame presentation:style-name="pr3" draw:text-style-name="P11" draw:layer="layout" svg:width="16.799cm" svg:height="13.114cm" svg:x="2.1cm" svg:y="14.107cm" presentation:class="notes" presentation:placeholder="true">
            <draw:text-box/>
          </draw:frame>
        </presentation:notes>
      </draw:page>
      <draw:page draw:name="page5" draw:style-name="dp1" draw:master-page-name="标准">
        <office:forms form:automatic-focus="false" form:apply-design-mode="false"/>
        <draw:frame draw:style-name="gr1" draw:layer="layout" svg:width="10.218cm" svg:height="0.886cm" svg:x="0.5cm" svg:y="0.501cm">
          <draw:text-box>
            <text:p text:style-name="P1">上海Linux社区2007年技术交流会</text:p>
          </draw:text-box>
        </draw:frame>
        <draw:line draw:style-name="gr2" draw:text-style-name="P2" draw:layer="layout" svg:x1="0cm" svg:y1="1.501cm" svg:x2="28cm" svg:y2="1.501cm">
          <text:p text:style-name="P1"/>
        </draw:line>
        <draw:line draw:style-name="gr4" draw:text-style-name="P2" draw:layer="layout" svg:x1="0cm" svg:y1="19.501cm" svg:x2="28cm" svg:y2="19.501cm">
          <text:p text:style-name="P1"/>
        </draw:line>
        <draw:frame draw:style-name="gr1" draw:layer="layout" svg:width="8.249cm" svg:height="0.886cm" svg:x="19.401cm" svg:y="19.944cm">
          <draw:text-box>
            <text:p text:style-name="P1">SQLRelay数据库持久连接池</text:p>
          </draw:text-box>
        </draw:frame>
        <draw:custom-shape draw:style-name="gr6" draw:text-style-name="P14" draw:id="id13" draw:layer="layout" svg:width="2.5cm" svg:height="3cm" svg:x="21.3cm" svg:y="9.241cm">
          <text:p text:style-name="P3"><text:span text:style-name="T5">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7" draw:layer="layout" svg:width="4cm" svg:height="1.5cm" svg:x="2cm" svg:y="4.001cm">
          <text:p text:style-name="P3">客户机</text:p>
          <draw:enhanced-geometry svg:viewBox="0 0 21600 21600" draw:type="rectangle" draw:enhanced-path="M 0 0 L 21600 0 21600 21600 0 21600 0 0 Z N"/>
        </draw:custom-shape>
        <draw:custom-shape draw:style-name="gr7" draw:text-style-name="P2" draw:id="id9" draw:layer="layout" svg:width="4cm" svg:height="1.5cm" svg:x="2cm" svg:y="7.001cm">
          <text:p text:style-name="P3">客户机</text:p>
          <draw:enhanced-geometry svg:viewBox="0 0 21600 21600" draw:type="rectangle" draw:enhanced-path="M 0 0 L 21600 0 21600 21600 0 21600 0 0 Z N"/>
        </draw:custom-shape>
        <draw:custom-shape draw:style-name="gr7" draw:text-style-name="P2" draw:id="id10" draw:layer="layout" svg:width="4cm" svg:height="1.5cm" svg:x="2cm" svg:y="10.001cm">
          <text:p text:style-name="P3">客户机</text:p>
          <draw:enhanced-geometry svg:viewBox="0 0 21600 21600" draw:type="rectangle" draw:enhanced-path="M 0 0 L 21600 0 21600 21600 0 21600 0 0 Z N"/>
        </draw:custom-shape>
        <draw:custom-shape draw:style-name="gr7" draw:text-style-name="P2" draw:id="id11" draw:layer="layout" svg:width="4cm" svg:height="1.5cm" svg:x="2cm" svg:y="13.201cm">
          <text:p text:style-name="P3">客户机</text:p>
          <draw:enhanced-geometry svg:viewBox="0 0 21600 21600" draw:type="rectangle" draw:enhanced-path="M 0 0 L 21600 0 21600 21600 0 21600 0 0 Z N"/>
        </draw:custom-shape>
        <draw:custom-shape draw:style-name="gr7" draw:text-style-name="P2" draw:id="id12" draw:layer="layout" svg:width="4cm" svg:height="1.5cm" svg:x="2cm" svg:y="16.201cm">
          <text:p text:style-name="P3">客户机</text:p>
          <draw:enhanced-geometry svg:viewBox="0 0 21600 21600" draw:type="rectangle" draw:enhanced-path="M 0 0 L 21600 0 21600 21600 0 21600 0 0 Z N"/>
        </draw:custom-shape>
        <draw:custom-shape draw:style-name="gr8" draw:text-style-name="P14" draw:id="id8" draw:layer="layout" svg:width="4.5cm" svg:height="3.5cm" svg:x="11.5cm" svg:y="9cm">
          <text:p text:style-name="P3"><text:span text:style-name="T5">持久连接池</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2" draw:layer="layout" svg:x1="6cm" svg:y1="4.751cm" svg:x2="11.5cm" svg:y2="10.75cm" draw:start-shape="id7" draw:start-glue-point="1" draw:end-shape="id8">
          <text:p text:style-name="P1"/>
        </draw:connector>
        <draw:connector draw:style-name="gr4" draw:text-style-name="P2" draw:layer="layout" svg:x1="6cm" svg:y1="7.751cm" svg:x2="11.5cm" svg:y2="10.749cm" draw:start-shape="id9" draw:start-glue-point="1" draw:end-shape="id8" draw:end-glue-point="5">
          <text:p text:style-name="P1"/>
        </draw:connector>
        <draw:connector draw:style-name="gr4" draw:text-style-name="P2" draw:layer="layout" svg:x1="6cm" svg:y1="10.751cm" svg:x2="11.5cm" svg:y2="10.749cm" draw:start-shape="id10" draw:start-glue-point="1" draw:end-shape="id8" draw:end-glue-point="5">
          <text:p text:style-name="P1"/>
        </draw:connector>
        <draw:connector draw:style-name="gr4" draw:text-style-name="P2" draw:layer="layout" svg:x1="6cm" svg:y1="13.951cm" svg:x2="11.5cm" svg:y2="10.749cm" draw:start-shape="id11" draw:start-glue-point="1" draw:end-shape="id8" draw:end-glue-point="5">
          <text:p text:style-name="P1"/>
        </draw:connector>
        <draw:connector draw:style-name="gr4" draw:text-style-name="P2" draw:layer="layout" svg:x1="6cm" svg:y1="16.951cm" svg:x2="11.5cm" svg:y2="10.75cm" draw:start-shape="id12" draw:start-glue-point="1" draw:end-shape="id8">
          <text:p text:style-name="P1"/>
        </draw:connector>
        <draw:connector draw:style-name="gr4" draw:text-style-name="P2" draw:layer="layout" svg:x1="16cm" svg:y1="10.749cm" svg:x2="21.3cm" svg:y2="10.74cm" draw:start-shape="id8" draw:start-glue-point="7" draw:end-shape="id13" draw:end-glue-point="6">
          <text:p text:style-name="P1"/>
        </draw:connector>
        <draw:frame draw:style-name="gr1" draw:text-style-name="P15" draw:layer="layout" svg:width="13.289cm" svg:height="1.17cm" svg:x="12.5cm" svg:y="3.33cm">
          <draw:text-box>
            <text:p text:style-name="P1"><text:span text:style-name="T2">常见的</text:span><text:span text:style-name="T2">SQLRelay </text:span><text:span text:style-name="T2">应用布署模式</text:span></text:p>
          </draw:text-box>
        </draw:frame>
        <draw:frame draw:style-name="gr3" draw:text-style-name="P16" draw:layer="layout" svg:width="13cm" svg:height="4.901cm" svg:x="13.5cm" svg:y="13.599cm">
          <draw:text-box>
            <text:p text:style-name="P1"><text:span text:style-name="T6">持久连接池的作用就是预先建立好应用程序所需的数据库连接进程，以后应用程序只需登录到持久连接池中已存在的数据库连接进程中就可访问数据，减少了重复创建数据库连接所需的资源开销。</text:span></text:p>
          </draw:text-box>
        </draw:frame>
        <presentation:notes draw:style-name="dp2">
          <draw:page-thumbnail draw:style-name="gr5" draw:layer="layout" svg:width="14.848cm" svg:height="11.135cm" svg:x="3.075cm" svg:y="2.257cm" draw:page-number="5" presentation:class="page"/>
          <draw:frame presentation:style-name="pr3" draw:text-style-name="P7" draw:layer="layout" svg:width="16.799cm" svg:height="13.114cm" svg:x="2.1cm" svg:y="14.107cm" presentation:class="notes" presentation:placeholder="true">
            <draw:text-box/>
          </draw:frame>
        </presentation:notes>
      </draw:page>
      <draw:page draw:name="page6"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presentation:style-name="pr6" draw:text-style-name="P9" draw:layer="layout" svg:width="25.199cm" svg:height="14.856cm" svg:x="1.4cm" svg:y="4.414cm" presentation:class="outline" presentation:user-transformed="true">
          <draw:text-box>
            <text:list text:style-name="L2">
              <text:list-item>
                <text:p text:style-name="P9"><text:span text:style-name="T7">核心 </text:span><text:span text:style-name="T7">- </text:span><text:span text:style-name="T7">基本类</text:span><text:span text:style-name="T7">, </text:span><text:span text:style-name="T7">端口监听模块</text:span><text:span text:style-name="T7">, </text:span><text:span text:style-name="T7">连接管理模块</text:span><text:span text:style-name="T7">, C++ API</text:span><text:span text:style-name="T7">等</text:span><text:span text:style-name="T7">(sqlrelay).</text:span></text:p>
              </text:list-item>
            </text:list>
            <text:list text:style-name="L2">
              <text:list-item>
                <text:p text:style-name="P9"><text:span text:style-name="T7">数据库连接服务模块</text:span><text:span text:style-name="T8">- Oracle, Sybase, IBM DB2, Interbase, PostgreSQL, MySQL, ODBC, SQLite.(sqlrelay-*)</text:span></text:p>
              </text:list-item>
            </text:list>
            <text:list text:style-name="L2">
              <text:list-item>
                <text:p text:style-name="P9"><text:span text:style-name="T7">客户端</text:span><text:span text:style-name="T7">API</text:span><text:span text:style-name="T7">集</text:span><text:span text:style-name="T8"> </text:span><text:span text:style-name="T8">- C, Perl, Python, PHP, Ruby, Java, TCL, Zope(php5-sqlrelay,sqlrelay-dev,libsqlrelay-ruby,python-sqlrelay)</text:span></text:p>
              </text:list-item>
            </text:list>
            <text:list text:style-name="L2">
              <text:list-item>
                <text:p text:style-name="P9"><text:span text:style-name="T7">客户端应用程序</text:span><text:span text:style-name="T8"> </text:span><text:span text:style-name="T8">- sqlrsh, query, fields(sqlrelay)</text:span></text:p>
              </text:list-item>
            </text:list>
            <text:list text:style-name="L2">
              <text:list-item>
                <text:p text:style-name="P9"><text:span text:style-name="T7">配置文件及工具</text:span><text:span text:style-name="T8"> </text:span><text:span text:style-name="T8">- sqlr-config-gtk and config file classes(sqlrelay-config-gtk,sqlrelay)</text:span></text:p>
              </text:list-item>
            </text:list>
            <text:list text:style-name="L2">
              <text:list-item>
                <text:p text:style-name="P9"><text:span text:style-name="T7">文档</text:span><text:span text:style-name="T8"> </text:span><text:span text:style-name="T8">- </text:span><text:span text:style-name="T7">指南</text:span><text:span text:style-name="T7">, API</text:span><text:span text:style-name="T7">手册</text:span><text:span text:style-name="T7">, </text:span><text:span text:style-name="T7">例程</text:span><text:span text:style-name="T7">, </text:span><text:span text:style-name="T7">数据库相关文档等（</text:span><text:span text:style-name="T7">sqlrelay-doc).</text:span></text:p>
              </text:list-item>
            </text:list>
            <text:list text:style-name="L2">
              <text:list-item>
                <text:p text:style-name="P9"><text:span text:style-name="T7">测试用例 </text:span><text:span text:style-name="T7">- </text:span><text:span text:style-name="T7">多种程序语言的测试程序</text:span><text:span text:style-name="T8">(sqlrelay-test).</text:span></text:p>
              </text:list-item>
            </text:list>
          </draw:text-box>
        </draw:frame>
        <draw:frame draw:style-name="gr3" draw:text-style-name="P17" draw:layer="layout" svg:width="13.5cm" svg:height="1.521cm" svg:x="7cm" svg:y="2.168cm">
          <draw:text-box>
            <text:p text:style-name="P3"><text:span text:style-name="T1">SQLRelay</text:span><text:span text:style-name="T1">的组成</text:span></text:p>
          </draw:text-box>
        </draw:frame>
        <presentation:notes draw:style-name="dp2">
          <draw:page-thumbnail draw:style-name="gr5" draw:layer="layout" svg:width="14.848cm" svg:height="11.135cm" svg:x="3.075cm" svg:y="2.257cm" draw:page-number="6" presentation:class="page"/>
          <draw:frame presentation:style-name="pr3" draw:text-style-name="P11" draw:layer="layout" svg:width="16.799cm" svg:height="13.114cm" svg:x="2.1cm" svg:y="14.107cm" presentation:class="notes" presentation:placeholder="true">
            <draw:text-box/>
          </draw:frame>
        </presentation:notes>
      </draw:page>
      <draw:page draw:name="page7" draw:style-name="dp1" draw:master-page-name="标准" presentation:presentation-page-layout-name="AL3T3">
        <draw:frame draw:style-name="gr1" draw:layer="layout" svg:width="10.218cm" svg:height="0.886cm" svg:x="0.5cm" svg:y="0.5cm">
          <draw:text-box>
            <text:p text:style-name="P1">上海Linux社区2007年技术交流会</text:p>
          </draw:text-box>
        </draw:frame>
        <draw:line draw:style-name="gr2" draw:text-style-name="P2" draw:layer="layout" svg:x1="0cm" svg:y1="1.5cm" svg:x2="28cm" svg:y2="1.5cm">
          <text:p text:style-name="P1"/>
        </draw:line>
        <draw:frame draw:style-name="gr1" draw:layer="layout" svg:width="8.249cm" svg:height="0.886cm" svg:x="19.401cm" svg:y="19.943cm">
          <draw:text-box>
            <text:p text:style-name="P1">SQLRelay持久数据库连接池</text:p>
          </draw:text-box>
        </draw:frame>
        <draw:line draw:style-name="gr4" draw:text-style-name="P2" draw:layer="layout" svg:x1="0cm" svg:y1="19.5cm" svg:x2="28cm" svg:y2="19.5cm">
          <text:p text:style-name="P1"/>
        </draw:line>
        <draw:frame draw:style-name="gr3" draw:text-style-name="P17" draw:layer="layout" svg:width="13.5cm" svg:height="1.521cm" svg:x="7cm" svg:y="2.267cm">
          <draw:text-box>
            <text:p text:style-name="P3"><text:span text:style-name="T1">SQLRelay</text:span><text:span text:style-name="T1">的组成</text:span></text:p>
          </draw:text-box>
        </draw:frame>
        <draw:frame presentation:style-name="pr7" draw:text-style-name="P9" draw:layer="layout" svg:width="12.296cm" svg:height="12.623cm" svg:x="1.4cm" svg:y="6cm" presentation:class="outline" presentation:user-transformed="true">
          <draw:text-box>
            <text:list text:style-name="L2">
              <text:list-item>
                <text:p text:style-name="P9">端口监听服务进程</text:p>
              </text:list-item>
            </text:list>
            <text:list text:style-name="L3">
              <text:list-item>
                <text:list>
                  <text:list-item>
                    <text:list>
                      <text:list-item>
                        <text:p text:style-name="P12">sqlr-listener</text:p>
                      </text:list-item>
                    </text:list>
                  </text:list-item>
                </text:list>
              </text:list-item>
            </text:list>
            <text:list text:style-name="L2">
              <text:list-item>
                <text:p text:style-name="P9">持久连接服务进程</text:p>
              </text:list-item>
            </text:list>
            <text:list text:style-name="L3">
              <text:list-item>
                <text:list>
                  <text:list-item>
                    <text:list>
                      <text:list-item>
                        <text:p text:style-name="P12">sqlr-connection-*</text:p>
                      </text:list-item>
                    </text:list>
                  </text:list-item>
                </text:list>
              </text:list-item>
            </text:list>
            <text:list text:style-name="L2">
              <text:list-item>
                <text:p text:style-name="P9">连接管理服务进程</text:p>
              </text:list-item>
            </text:list>
            <text:list text:style-name="L3">
              <text:list-item>
                <text:list>
                  <text:list-item>
                    <text:list>
                      <text:list-item>
                        <text:p text:style-name="P12">sqlr-scaler</text:p>
                      </text:list-item>
                    </text:list>
                  </text:list-item>
                </text:list>
              </text:list-item>
            </text:list>
            <text:list text:style-name="L2">
              <text:list-item>
                <text:p text:style-name="P9">缓存管理服务进程</text:p>
              </text:list-item>
            </text:list>
            <text:list text:style-name="L3">
              <text:list-item>
                <text:list>
                  <text:list-item>
                    <text:list>
                      <text:list-item>
                        <text:p text:style-name="P12">sqlr-cachemanager</text:p>
                      </text:list-item>
                    </text:list>
                  </text:list-item>
                </text:list>
              </text:list-item>
            </text:list>
          </draw:text-box>
        </draw:frame>
        <draw:frame presentation:style-name="pr8" draw:text-style-name="P9" draw:layer="layout" svg:width="12.296cm" svg:height="12.623cm" svg:x="14.311cm" svg:y="6cm" presentation:class="outline" presentation:user-transformed="true">
          <draw:text-box>
            <text:list text:style-name="L2">
              <text:list-item>
                <text:p text:style-name="P9">sqlrsh</text:p>
              </text:list-item>
            </text:list>
            <text:list text:style-name="L2">
              <text:list-item>
                <text:p text:style-name="P9">query</text:p>
              </text:list-item>
            </text:list>
            <text:list text:style-name="L2">
              <text:list-item>
                <text:p text:style-name="P9">fields</text:p>
              </text:list-item>
            </text:list>
            <text:list text:style-name="L2">
              <text:list-item>
                <text:p text:style-name="P9">sqlr-status</text:p>
              </text:list-item>
            </text:list>
            <text:list text:style-name="L2">
              <text:list-item>
                <text:p text:style-name="P9">sqlr-import</text:p>
              </text:list-item>
            </text:list>
            <text:list text:style-name="L2">
              <text:list-item>
                <text:p text:style-name="P9">sqlr-export</text:p>
              </text:list-item>
            </text:list>
            <text:list text:style-name="L2">
              <text:list-item>
                <text:p text:style-name="P9">sqlrelay API</text:p>
              </text:list-item>
            </text:list>
          </draw:text-box>
        </draw:frame>
        <draw:frame draw:style-name="gr3" draw:text-style-name="P18" draw:layer="layout" svg:width="4cm" svg:height="1.17cm" svg:x="5.5cm" svg:y="4.5cm">
          <draw:text-box>
            <text:p text:style-name="P1"><text:span text:style-name="T2">服务端</text:span></text:p>
          </draw:text-box>
        </draw:frame>
        <draw:frame draw:style-name="gr3" draw:text-style-name="P18" draw:layer="layout" svg:width="4.5cm" svg:height="1.17cm" svg:x="18.5cm" svg:y="4.5cm">
          <draw:text-box>
            <text:p text:style-name="P1"><text:span text:style-name="T2">客户端</text:span></text:p>
          </draw:text-box>
        </draw:frame>
        <presentation:notes draw:style-name="dp2">
          <draw:page-thumbnail draw:style-name="gr5" draw:layer="layout" svg:width="14.848cm" svg:height="11.135cm" svg:x="3.075cm" svg:y="2.257cm" draw:page-number="7" presentation:class="page"/>
          <draw:frame presentation:style-name="pr3" draw:text-style-name="P7" draw:layer="layout" svg:width="16.799cm" svg:height="13.114cm" svg:x="2.1cm" svg:y="14.107cm" presentation:class="notes" presentation:placeholder="true">
            <draw:text-box/>
          </draw:frame>
        </presentation:notes>
      </draw:page>
      <draw:page draw:name="page8" draw:style-name="dp1" draw:master-page-name="标准" presentation:presentation-page-layout-name="AL3T3">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custom-shape draw:style-name="gr6" draw:text-style-name="P14" draw:id="id15" draw:layer="layout" svg:width="2.5cm" svg:height="6cm" svg:x="24cm" svg:y="7cm">
          <text:p text:style-name="P3"><text:span text:style-name="T5">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9" draw:id="id19" draw:layer="layout" svg:width="4.5cm" svg:height="1.5cm" svg:x="8cm" svg:y="2.5cm">
          <text:p text:style-name="P3"><text:span text:style-name="T9">listener</text:span></text:p>
          <draw:enhanced-geometry svg:viewBox="0 0 21600 21600" draw:type="rectangle" draw:enhanced-path="M 0 0 L 21600 0 21600 21600 0 21600 0 0 Z N"/>
        </draw:custom-shape>
        <draw:custom-shape draw:style-name="gr10" draw:text-style-name="P20" draw:id="id14" draw:layer="layout" svg:width="5.5cm" svg:height="1.5cm" svg:x="15.5cm" svg:y="6.4cm">
          <text:p text:style-name="P3"><text:span text:style-name="T10">connection1</text:span></text:p>
          <draw:enhanced-geometry svg:viewBox="0 0 21600 21600" draw:type="rectangle" draw:enhanced-path="M 0 0 L 21600 0 21600 21600 0 21600 0 0 Z N"/>
        </draw:custom-shape>
        <draw:custom-shape draw:style-name="gr10" draw:text-style-name="P20" draw:id="id17" draw:layer="layout" svg:width="5.5cm" svg:height="1.5cm" svg:x="15.5cm" svg:y="12cm">
          <text:p text:style-name="P3"><text:span text:style-name="T10">connection3</text:span></text:p>
          <draw:enhanced-geometry svg:viewBox="0 0 21600 21600" draw:type="rectangle" draw:enhanced-path="M 0 0 L 21600 0 21600 21600 0 21600 0 0 Z N"/>
        </draw:custom-shape>
        <draw:custom-shape draw:style-name="gr10" draw:text-style-name="P20" draw:id="id16" draw:layer="layout" svg:width="5.5cm" svg:height="1.5cm" svg:x="15.5cm" svg:y="9.2cm">
          <text:p text:style-name="P3"><text:span text:style-name="T10">connection2</text:span></text:p>
          <draw:enhanced-geometry svg:viewBox="0 0 21600 21600" draw:type="rectangle" draw:enhanced-path="M 0 0 L 21600 0 21600 21600 0 21600 0 0 Z N"/>
        </draw:custom-shape>
        <draw:custom-shape draw:style-name="gr11" draw:text-style-name="P21" draw:id="id24" draw:layer="layout" svg:width="5cm" svg:height="1.5cm" svg:x="14cm" svg:y="2.5cm">
          <text:p text:style-name="P3"><text:span text:style-name="T11">scaler</text:span></text:p>
          <draw:enhanced-geometry svg:viewBox="0 0 21600 21600" draw:type="rectangle" draw:enhanced-path="M 0 0 L 21600 0 21600 21600 0 21600 0 0 Z N"/>
        </draw:custom-shape>
        <draw:custom-shape draw:style-name="gr12" draw:text-style-name="P14" draw:id="id18" draw:layer="layout" svg:width="4.5cm" svg:height="1.5cm" svg:x="2.5cm" svg:y="7cm">
          <text:p text:style-name="P3"><text:span text:style-name="T5">客户程序</text:span><text:span text:style-name="T5">1</text:span></text:p>
          <draw:enhanced-geometry svg:viewBox="0 0 21600 21600" draw:type="rectangle" draw:enhanced-path="M 0 0 L 21600 0 21600 21600 0 21600 0 0 Z N"/>
        </draw:custom-shape>
        <draw:custom-shape draw:style-name="gr12" draw:text-style-name="P14" draw:id="id23" draw:layer="layout" svg:width="4.5cm" svg:height="1.5cm" svg:x="2.5cm" svg:y="16cm">
          <text:p text:style-name="P3"><text:span text:style-name="T5">客户程序</text:span><text:span text:style-name="T5">4</text:span></text:p>
          <draw:enhanced-geometry svg:viewBox="0 0 21600 21600" draw:type="rectangle" draw:enhanced-path="M 0 0 L 21600 0 21600 21600 0 21600 0 0 Z N"/>
        </draw:custom-shape>
        <draw:custom-shape draw:style-name="gr12" draw:text-style-name="P14" draw:id="id22" draw:layer="layout" svg:width="4.5cm" svg:height="1.5cm" svg:x="2.5cm" svg:y="13cm">
          <text:p text:style-name="P3"><text:span text:style-name="T5">客户程序</text:span><text:span text:style-name="T5">3</text:span></text:p>
          <draw:enhanced-geometry svg:viewBox="0 0 21600 21600" draw:type="rectangle" draw:enhanced-path="M 0 0 L 21600 0 21600 21600 0 21600 0 0 Z N"/>
        </draw:custom-shape>
        <draw:custom-shape draw:style-name="gr12" draw:text-style-name="P14" draw:id="id21" draw:layer="layout" svg:width="4.5cm" svg:height="1.5cm" svg:x="2.5cm" svg:y="10cm">
          <text:p text:style-name="P3"><text:span text:style-name="T5">客户程序</text:span><text:span text:style-name="T5">2</text:span></text:p>
          <draw:enhanced-geometry svg:viewBox="0 0 21600 21600" draw:type="rectangle" draw:enhanced-path="M 0 0 L 21600 0 21600 21600 0 21600 0 0 Z N"/>
        </draw:custom-shape>
        <draw:connector draw:style-name="gr4" draw:text-style-name="P2" draw:id="id39" draw:layer="layout" svg:x1="21cm" svg:y1="7.15cm" svg:x2="24cm" svg:y2="9.999cm" draw:start-shape="id14" draw:start-glue-point="1" draw:end-shape="id15" draw:end-glue-point="6">
          <text:p text:style-name="P1"/>
        </draw:connector>
        <draw:connector draw:style-name="gr4" draw:text-style-name="P2" draw:id="id40" draw:layer="layout" svg:x1="21cm" svg:y1="9.95cm" svg:x2="24cm" svg:y2="10cm" draw:start-shape="id16" draw:start-glue-point="1" draw:end-shape="id15">
          <text:p text:style-name="P1"/>
        </draw:connector>
        <draw:connector draw:style-name="gr4" draw:text-style-name="P2" draw:id="id41" draw:layer="layout" svg:x1="21cm" svg:y1="12.75cm" svg:x2="24cm" svg:y2="10cm" draw:start-shape="id17" draw:start-glue-point="1" draw:end-shape="id15">
          <text:p text:style-name="P1"/>
        </draw:connector>
        <draw:connector draw:style-name="gr4" draw:text-style-name="P2" draw:id="id42" draw:layer="layout" svg:x1="7cm" svg:y1="7.75cm" svg:x2="10.25cm" svg:y2="4cm" draw:start-shape="id18" draw:start-glue-point="1" draw:end-shape="id19" draw:end-glue-point="2">
          <text:p text:style-name="P1"/>
        </draw:connector>
        <draw:connector draw:style-name="gr13" draw:text-style-name="P2" draw:id="id20" draw:layer="layout" svg:x1="7cm" svg:y1="7.75cm" svg:x2="7cm" svg:y2="7.75cm" draw:start-shape="id18" draw:start-glue-point="1" draw:end-shape="id18" draw:end-glue-point="1">
          <text:p text:style-name="P1"/>
        </draw:connector>
        <draw:connector draw:style-name="gr4" draw:text-style-name="P2" draw:id="id44" draw:layer="layout" svg:x1="15.5cm" svg:y1="7.15cm" svg:x2="7cm" svg:y2="7.75cm" draw:start-shape="id14" draw:start-glue-point="3" draw:end-shape="id20" draw:end-glue-point="0">
          <text:p text:style-name="P1"/>
        </draw:connector>
        <draw:connector draw:style-name="gr4" draw:text-style-name="P2" draw:id="id45" draw:layer="layout" svg:x1="7cm" svg:y1="10.75cm" svg:x2="10.25cm" svg:y2="4cm" draw:start-shape="id21" draw:start-glue-point="1" draw:end-shape="id19" draw:end-glue-point="2">
          <text:p text:style-name="P1"/>
        </draw:connector>
        <draw:connector draw:style-name="gr4" draw:text-style-name="P2" draw:id="id47" draw:layer="layout" svg:x1="15.5cm" svg:y1="9.95cm" svg:x2="7cm" svg:y2="10.75cm" draw:start-shape="id16" draw:start-glue-point="3" draw:end-shape="id21" draw:end-glue-point="1">
          <text:p text:style-name="P1"/>
        </draw:connector>
        <draw:connector draw:style-name="gr4" draw:text-style-name="P2" draw:id="id48" draw:layer="layout" svg:x1="7cm" svg:y1="13.75cm" svg:x2="10.25cm" svg:y2="4cm" draw:start-shape="id22" draw:start-glue-point="1" draw:end-shape="id19" draw:end-glue-point="2">
          <text:p text:style-name="P1"/>
        </draw:connector>
        <draw:connector draw:style-name="gr4" draw:text-style-name="P2" draw:id="id50" draw:layer="layout" svg:x1="15.5cm" svg:y1="12.75cm" svg:x2="7cm" svg:y2="13.75cm" draw:start-shape="id17" draw:start-glue-point="3" draw:end-shape="id22" draw:end-glue-point="1">
          <text:p text:style-name="P1"/>
        </draw:connector>
        <draw:connector draw:style-name="gr4" draw:text-style-name="P2" draw:id="id51" draw:layer="layout" svg:x1="7cm" svg:y1="16.75cm" svg:x2="10.25cm" svg:y2="4cm" draw:start-shape="id23" draw:start-glue-point="1" draw:end-shape="id19" draw:end-glue-point="2">
          <text:p text:style-name="P1"/>
        </draw:connector>
        <draw:connector draw:style-name="gr4" draw:text-style-name="P2" draw:id="id53" draw:layer="layout" svg:x1="12.5cm" svg:y1="3.25cm" svg:x2="14cm" svg:y2="3.25cm" draw:start-shape="id19" draw:start-glue-point="1" draw:end-shape="id24" draw:end-glue-point="3">
          <text:p text:style-name="P1"/>
        </draw:connector>
        <draw:custom-shape draw:style-name="gr10" draw:text-style-name="P20" draw:id="id25" draw:layer="layout" svg:width="5.5cm" svg:height="1.5cm" svg:x="15.5cm" svg:y="15cm">
          <text:p text:style-name="P3"><text:span text:style-name="T10">connection4</text:span></text:p>
          <draw:enhanced-geometry svg:viewBox="0 0 21600 21600" draw:type="rectangle" draw:enhanced-path="M 0 0 L 21600 0 21600 21600 0 21600 0 0 Z N"/>
        </draw:custom-shape>
        <draw:connector draw:style-name="gr4" draw:text-style-name="P2" draw:id="id54" draw:layer="layout" svg:x1="21cm" svg:y1="15.75cm" svg:x2="24cm" svg:y2="9.999cm" draw:start-shape="id25" draw:start-glue-point="1" draw:end-shape="id15" draw:end-glue-point="6">
          <text:p text:style-name="P1"/>
        </draw:connector>
        <draw:connector draw:style-name="gr13" draw:text-style-name="P2" draw:id="id26" draw:layer="layout" svg:x1="7cm" svg:y1="16.75cm" svg:x2="7cm" svg:y2="16.75cm" draw:start-shape="id23" draw:start-glue-point="1" draw:end-shape="id23" draw:end-glue-point="1">
          <text:p text:style-name="P1"/>
        </draw:connector>
        <draw:connector draw:style-name="gr4" draw:text-style-name="P2" draw:id="id55" draw:layer="layout" svg:x1="15.5cm" svg:y1="15.75cm" svg:x2="7cm" svg:y2="16.75cm" draw:start-shape="id25" draw:start-glue-point="3" draw:end-shape="id26" draw:end-glue-point="0">
          <text:p text:style-name="P1"/>
        </draw:connector>
        <draw:custom-shape draw:style-name="gr6" draw:text-style-name="P14" draw:id="id27" draw:layer="layout" svg:width="5cm" svg:height="1.5cm" svg:x="1cm" svg:y="4cm">
          <text:p text:style-name="P3"><text:span text:style-name="T5">cache manager</text:span></text:p>
          <draw:enhanced-geometry svg:viewBox="0 0 21600 21600" draw:type="rectangle" draw:enhanced-path="M 0 0 L 21600 0 21600 21600 0 21600 0 0 Z N"/>
        </draw:custom-shape>
        <draw:connector draw:style-name="gr4" draw:text-style-name="P2" draw:id="id56" draw:layer="layout" svg:x1="4.75cm" svg:y1="7cm" svg:x2="3.5cm" svg:y2="5.5cm" draw:start-shape="id18" draw:start-glue-point="0" draw:end-shape="id27">
          <text:p text:style-name="P1"/>
        </draw:connector>
        <anim:par presentation:node-type="timing-root">
          <anim:seq presentation:node-type="main-sequence">
            <anim:par smil:begin="next">
              <anim:par smil:begin="0s">
                <anim:par smil:begin="0s" smil:fill="hold" presentation:node-type="on-click" presentation:preset-class="entrance" presentation:preset-id="ooo-entrance-magnify">
                  <anim:set smil:begin="0s" smil:dur="0.0015s" smil:fill="hold" smil:targetElement="id19" smil:attributeName="visibility" smil:to="visible"/>
                  <anim:transitionFilter smil:dur="1.155s" smil:decelerate="1" smil:targetElement="id19" smil:type="fade" smil:subtype="crossfade"/>
                  <anim:animateTransform smil:dur="1.155s" smil:decelerate="1" smil:targetElement="id19" smil:from="0.1,0.1" smil:to="2,4.5" presentation:additive="base" svg:type="scale"/>
                  <anim:animateTransform smil:begin="1.155s" smil:dur="1.845s" smil:fill="hold" smil:accelerate="1" smil:targetElement="id19" smil:from="2,4.5" smil:to="1,1" presentation:additive="base" svg:type="scale"/>
                  <anim:set smil:dur="1.155s" smil:fill="hold" smil:targetElement="id19" smil:attributeName="x" smil:to="(0.5)"/>
                  <anim:animate smil:begin="1.155s" smil:dur="1.845s" smil:fill="hold" smil:accelerate="1" smil:targetElement="id19" smil:attributeName="x" smil:from="(0.5)" smil:to="(x)" presentation:additive="base"/>
                  <anim:set smil:dur="1.155s" smil:fill="hold" smil:targetElement="id19" smil:attributeName="y" smil:to="(y+0.4)"/>
                  <anim:animate smil:begin="1.155s" smil:dur="1.845s" smil:fill="hold" smil:accelerate="1" smil:targetElement="id19" smil:attributeName="y" smil:from="(y+0.4)" smil:to="(y)" presentation:additive="base"/>
                </anim:par>
              </anim:par>
            </anim:par>
            <anim:par smil:begin="next">
              <anim:par smil:begin="0s">
                <anim:par smil:begin="0s" smil:fill="hold" presentation:node-type="on-click" presentation:preset-class="entrance" presentation:preset-id="ooo-entrance-magnify">
                  <anim:set smil:begin="0s" smil:dur="0.001s" smil:fill="hold" smil:targetElement="id14" smil:attributeName="visibility" smil:to="visible"/>
                  <anim:transitionFilter smil:dur="0.77s" smil:decelerate="1" smil:targetElement="id14" smil:type="fade" smil:subtype="crossfade"/>
                  <anim:animateTransform smil:dur="0.77s" smil:decelerate="1" smil:targetElement="id14" smil:from="0.1,0.1" smil:to="2,4.5" presentation:additive="base" svg:type="scale"/>
                  <anim:animateTransform smil:begin="0.77s" smil:dur="1.23s" smil:fill="hold" smil:accelerate="1" smil:targetElement="id14" smil:from="2,4.5" smil:to="1,1" presentation:additive="base" svg:type="scale"/>
                  <anim:set smil:dur="0.77s" smil:fill="hold" smil:targetElement="id14" smil:attributeName="x" smil:to="(0.5)"/>
                  <anim:animate smil:begin="0.77s" smil:dur="1.23s" smil:fill="hold" smil:accelerate="1" smil:targetElement="id14" smil:attributeName="x" smil:from="(0.5)" smil:to="(x)" presentation:additive="base"/>
                  <anim:set smil:dur="0.77s" smil:fill="hold" smil:targetElement="id14" smil:attributeName="y" smil:to="(y+0.4)"/>
                  <anim:animate smil:begin="0.77s" smil:dur="1.23s" smil:fill="hold" smil:accelerate="1" smil:targetElement="id14" smil:attributeName="y" smil:from="(y+0.4)" smil:to="(y)" presentation:additive="base"/>
                </anim:par>
              </anim:par>
            </anim:par>
            <anim:par smil:begin="next">
              <anim:par smil:begin="0s">
                <anim:par smil:begin="0s" smil:fill="hold" presentation:node-type="on-click"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anim:par smil:begin="next">
              <anim:par smil:begin="0s">
                <anim:par smil:begin="0s" smil:fill="hold" presentation:node-type="on-click" presentation:preset-class="entrance" presentation:preset-id="ooo-entrance-magnify">
                  <anim:set smil:begin="0s" smil:dur="0.001s" smil:fill="hold" smil:targetElement="id16" smil:attributeName="visibility" smil:to="visible"/>
                  <anim:transitionFilter smil:dur="0.77s" smil:decelerate="1" smil:targetElement="id16" smil:type="fade" smil:subtype="crossfade"/>
                  <anim:animateTransform smil:dur="0.77s" smil:decelerate="1" smil:targetElement="id16" smil:from="0.1,0.1" smil:to="2,4.5" presentation:additive="base" svg:type="scale"/>
                  <anim:animateTransform smil:begin="0.77s" smil:dur="1.23s" smil:fill="hold" smil:accelerate="1" smil:targetElement="id16" smil:from="2,4.5" smil:to="1,1" presentation:additive="base" svg:type="scale"/>
                  <anim:set smil:dur="0.77s" smil:fill="hold" smil:targetElement="id16" smil:attributeName="x" smil:to="(0.5)"/>
                  <anim:animate smil:begin="0.77s" smil:dur="1.23s" smil:fill="hold" smil:accelerate="1" smil:targetElement="id16" smil:attributeName="x" smil:from="(0.5)" smil:to="(x)" presentation:additive="base"/>
                  <anim:set smil:dur="0.77s" smil:fill="hold" smil:targetElement="id16" smil:attributeName="y" smil:to="(y+0.4)"/>
                  <anim:animate smil:begin="0.77s" smil:dur="1.23s" smil:fill="hold" smil:accelerate="1" smil:targetElement="id16" smil:attributeName="y" smil:from="(y+0.4)" smil:to="(y)" presentation:additive="base"/>
                </anim:par>
              </anim:par>
            </anim:par>
            <anim:par smil:begin="next">
              <anim:par smil:begin="0s">
                <anim:par smil:begin="0s" smil:fill="hold" presentation:node-type="on-click"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anim:par>
            <anim:par smil:begin="next">
              <anim:par smil:begin="0s">
                <anim:par smil:begin="0s" smil:fill="hold" presentation:node-type="on-click" presentation:preset-class="entrance" presentation:preset-id="ooo-entrance-magnify">
                  <anim:set smil:begin="0s" smil:dur="0.001s" smil:fill="hold" smil:targetElement="id17" smil:attributeName="visibility" smil:to="visible"/>
                  <anim:transitionFilter smil:dur="0.77s" smil:decelerate="1" smil:targetElement="id17" smil:type="fade" smil:subtype="crossfade"/>
                  <anim:animateTransform smil:dur="0.77s" smil:decelerate="1" smil:targetElement="id17" smil:from="0.1,0.1" smil:to="2,4.5" presentation:additive="base" svg:type="scale"/>
                  <anim:animateTransform smil:begin="0.77s" smil:dur="1.23s" smil:fill="hold" smil:accelerate="1" smil:targetElement="id17" smil:from="2,4.5" smil:to="1,1" presentation:additive="base" svg:type="scale"/>
                  <anim:set smil:dur="0.77s" smil:fill="hold" smil:targetElement="id17" smil:attributeName="x" smil:to="(0.5)"/>
                  <anim:animate smil:begin="0.77s" smil:dur="1.23s" smil:fill="hold" smil:accelerate="1" smil:targetElement="id17" smil:attributeName="x" smil:from="(0.5)" smil:to="(x)" presentation:additive="base"/>
                  <anim:set smil:dur="0.77s" smil:fill="hold" smil:targetElement="id17" smil:attributeName="y" smil:to="(y+0.4)"/>
                  <anim:animate smil:begin="0.77s" smil:dur="1.23s" smil:fill="hold" smil:accelerate="1" smil:targetElement="id17" smil:attributeName="y" smil:from="(y+0.4)" smil:to="(y)" presentation:additive="base"/>
                </anim:par>
              </anim:par>
            </anim:par>
            <anim:par smil:begin="next">
              <anim:par smil:begin="0s">
                <anim:par smil:begin="0s" smil:fill="hold" presentation:node-type="on-click"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anim:par>
            <anim:par smil:begin="next">
              <anim:par smil:begin="0s">
                <anim:par smil:begin="0s" smil:fill="hold" presentation:node-type="on-click" presentation:preset-class="entrance" presentation:preset-id="ooo-entrance-magnify">
                  <anim:set smil:begin="0s" smil:dur="0.001s" smil:fill="hold" smil:targetElement="id24" smil:attributeName="visibility" smil:to="visible"/>
                  <anim:transitionFilter smil:dur="0.77s" smil:decelerate="1" smil:targetElement="id24" smil:type="fade" smil:subtype="crossfade"/>
                  <anim:animateTransform smil:dur="0.77s" smil:decelerate="1" smil:targetElement="id24" smil:from="0.1,0.1" smil:to="2,4.5" presentation:additive="base" svg:type="scale"/>
                  <anim:animateTransform smil:begin="0.77s" smil:dur="1.23s" smil:fill="hold" smil:accelerate="1" smil:targetElement="id24" smil:from="2,4.5" smil:to="1,1" presentation:additive="base" svg:type="scale"/>
                  <anim:set smil:dur="0.77s" smil:fill="hold" smil:targetElement="id24" smil:attributeName="x" smil:to="(0.5)"/>
                  <anim:animate smil:begin="0.77s" smil:dur="1.23s" smil:fill="hold" smil:accelerate="1" smil:targetElement="id24" smil:attributeName="x" smil:from="(0.5)" smil:to="(x)" presentation:additive="base"/>
                  <anim:set smil:dur="0.77s" smil:fill="hold" smil:targetElement="id24" smil:attributeName="y" smil:to="(y+0.4)"/>
                  <anim:animate smil:begin="0.77s" smil:dur="1.23s" smil:fill="hold" smil:accelerate="1" smil:targetElement="id24" smil:attributeName="y" smil:from="(y+0.4)" smil:to="(y)" presentation: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presentation:additive="base"/>
                  <anim:animate smil:dur="0.5s" smil:fill="hold" smil:targetElement="id18" smil:attributeName="y" smil:values="1+height/2;y" smil:keyTimes="0;1" presentation:additive="base"/>
                </anim:par>
              </anim:par>
            </anim:par>
            <anim:par smil:begin="next">
              <anim:par smil:begin="0s">
                <anim:par anim:id="id43" smil:begin="0s" smil:fill="hold" presentation:preset-property="Direction" presentation:node-type="on-click" presentation:preset-class="entrance" presentation:preset-id="ooo-entrance-wipe" presentation:preset-sub-type="from-bottom">
                  <anim:set smil:begin="0s" smil:dur="0.002s" smil:fill="hold" smil:targetElement="id42" smil:attributeName="visibility" smil:to="visible"/>
                  <anim:transitionFilter smil:dur="1s" smil:targetElement="id42" smil:type="barWipe" smil:subtype="topToBottom" smil:direction="reverse"/>
                </anim:par>
                <anim:set smil:begin="id43.end" smil:dur="0.001s" smil:fill="hold" presentation:master-element="id43" smil:targetElement="id42" smil:attributeName="visibility" smil:to="hidden"/>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presentation:additive="base"/>
                  <anim:animate smil:dur="0.5s" smil:fill="hold" smil:targetElement="id21" smil:attributeName="y" smil:values="1+height/2;y" smil:keyTimes="0;1" presentation:additive="base"/>
                </anim:par>
              </anim:par>
            </anim:par>
            <anim:par smil:begin="next">
              <anim:par smil:begin="0s">
                <anim:par anim:id="id46" smil:begin="0s" smil:fill="hold" presentation:preset-property="Direction" presentation:node-type="on-click" presentation:preset-class="entrance" presentation:preset-id="ooo-entrance-wipe" presentation:preset-sub-type="from-bottom">
                  <anim:set smil:begin="0s" smil:dur="0.0005s" smil:fill="hold" smil:targetElement="id45" smil:attributeName="visibility" smil:to="visible"/>
                  <anim:transitionFilter smil:dur="0.25s" smil:targetElement="id45" smil:type="barWipe" smil:subtype="topToBottom" smil:direction="reverse"/>
                </anim:par>
                <anim:set smil:begin="id46.end" smil:dur="0.001s" smil:fill="hold" presentation:master-element="id46" smil:targetElement="id45" smil:attributeName="visibility" smil:to="hidden"/>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7" smil:attributeName="visibility" smil:to="visible"/>
                  <anim:transitionFilter smil:dur="0.5s" smil:targetElement="id47"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presentation:additive="base"/>
                  <anim:animate smil:dur="0.5s" smil:fill="hold" smil:targetElement="id22" smil:attributeName="y" smil:values="1+height/2;y" smil:keyTimes="0;1" presentation:additive="base"/>
                </anim:par>
              </anim:par>
            </anim:par>
            <anim:par smil:begin="next">
              <anim:par smil:begin="0s">
                <anim:par anim:id="id49" smil:begin="0s" smil:fill="hold" presentation:node-type="on-click" presentation:preset-class="entrance" presentation:preset-id="ooo-entrance-wipe" presentation:preset-sub-type="from-bottom">
                  <anim:set smil:begin="0s" smil:dur="0.002s" smil:fill="hold" smil:targetElement="id48" smil:attributeName="visibility" smil:to="visible"/>
                  <anim:transitionFilter smil:dur="1s" smil:targetElement="id48" smil:type="barWipe" smil:subtype="topToBottom" smil:direction="reverse"/>
                </anim:par>
                <anim:set smil:begin="id49.end" smil:dur="0.001s" smil:fill="hold" presentation:master-element="id49" smil:targetElement="id48" smil:attributeName="visibility" smil:to="hidden"/>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0" smil:attributeName="visibility" smil:to="visible"/>
                  <anim:transitionFilter smil:dur="0.5s" smil:targetElement="id50"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presentation:additive="base"/>
                  <anim:animate smil:dur="0.5s" smil:fill="hold" smil:targetElement="id23" smil:attributeName="y" smil:values="1+height/2;y" smil:keyTimes="0;1" presentation:additive="base"/>
                </anim:par>
              </anim:par>
            </anim:par>
            <anim:par smil:begin="next">
              <anim:par smil:begin="0s">
                <anim:par anim:id="id52" smil:begin="0s" smil:fill="hold" presentation:node-type="on-click" presentation:preset-class="entrance" presentation:preset-id="ooo-entrance-wipe" presentation:preset-sub-type="from-bottom">
                  <anim:set smil:begin="0s" smil:dur="0.002s" smil:fill="hold" smil:targetElement="id51" smil:attributeName="visibility" smil:to="visible"/>
                  <anim:transitionFilter smil:dur="1s" smil:targetElement="id51" smil:type="barWipe" smil:subtype="topToBottom" smil:direction="reverse"/>
                </anim:par>
                <anim:set smil:begin="id52.end" smil:dur="0.001s" smil:fill="hold" presentation:master-element="id52" smil:targetElement="id51" smil:attributeName="visibility" smil:to="hidden"/>
              </anim:par>
            </anim:par>
            <anim:par smil:begin="next">
              <anim:par smil:begin="0s">
                <anim:par smil:begin="0s" smil:fill="hold" presentation:node-type="on-click" presentation:preset-class="entrance" presentation:preset-id="ooo-entrance-wipe" presentation:preset-sub-type="from-bottom">
                  <anim:set smil:begin="0s" smil:dur="0.002s" smil:fill="hold" smil:targetElement="id53" smil:attributeName="visibility" smil:to="visible"/>
                  <anim:transitionFilter smil:dur="1s" smil:targetElement="id53" smil:type="barWipe" smil:subtype="topToBottom" smil:direction="reverse"/>
                </anim:par>
              </anim:par>
            </anim:par>
            <anim:par smil:begin="next">
              <anim:par smil:begin="0s">
                <anim:par smil:begin="0s" smil:fill="hold" presentation:node-type="on-click" presentation:preset-class="entrance" presentation:preset-id="ooo-entrance-magnify">
                  <anim:set smil:begin="0s" smil:dur="0.001s" smil:fill="hold" smil:targetElement="id25" smil:attributeName="visibility" smil:to="visible"/>
                  <anim:transitionFilter smil:dur="0.77s" smil:decelerate="1" smil:targetElement="id25" smil:type="fade" smil:subtype="crossfade"/>
                  <anim:animateTransform smil:dur="0.77s" smil:decelerate="1" smil:targetElement="id25" smil:from="0.1,0.1" smil:to="2,4.5" presentation:additive="base" svg:type="scale"/>
                  <anim:animateTransform smil:begin="0.77s" smil:dur="1.23s" smil:fill="hold" smil:accelerate="1" smil:targetElement="id25" smil:from="2,4.5" smil:to="1,1" presentation:additive="base" svg:type="scale"/>
                  <anim:set smil:dur="0.77s" smil:fill="hold" smil:targetElement="id25" smil:attributeName="x" smil:to="(0.5)"/>
                  <anim:animate smil:begin="0.77s" smil:dur="1.23s" smil:fill="hold" smil:accelerate="1" smil:targetElement="id25" smil:attributeName="x" smil:from="(0.5)" smil:to="(x)" presentation:additive="base"/>
                  <anim:set smil:dur="0.77s" smil:fill="hold" smil:targetElement="id25" smil:attributeName="y" smil:to="(y+0.4)"/>
                  <anim:animate smil:begin="0.77s" smil:dur="1.23s" smil:fill="hold" smil:accelerate="1" smil:targetElement="id25" smil:attributeName="y" smil:from="(y+0.4)" smil:to="(y)" presentation:additive="base"/>
                </anim:par>
              </anim:par>
            </anim:par>
            <anim:par smil:begin="next">
              <anim:par smil:begin="0s">
                <anim:par smil:begin="0s" smil:fill="hold" presentation:node-type="on-click"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5" smil:attributeName="visibility" smil:to="visible"/>
                  <anim:transitionFilter smil:dur="0.5s" smil:targetElement="id55" smil:type="barWipe" smil:subtype="topToBottom" smil:direction="reverse"/>
                </anim:par>
              </anim:par>
            </anim:par>
            <anim:par smil:begin="next">
              <anim:par smil:begin="0s">
                <anim:par smil:begin="0s" smil:fill="hold" presentation:node-type="on-click" presentation:preset-class="entrance" presentation:preset-id="ooo-entrance-ascend">
                  <anim:set smil:begin="0s" smil:dur="0.001s" smil:fill="hold" smil:targetElement="id27" smil:attributeName="visibility" smil:to="visible"/>
                  <anim:transitionFilter smil:dur="1s" smil:targetElement="id27" smil:type="fade" smil:subtype="crossfade"/>
                  <anim:animate smil:dur="1s" smil:fill="hold" smil:targetElement="id27" smil:attributeName="x" smil:values="x;x" smil:keyTimes="0;1" presentation:additive="base"/>
                  <anim:animate smil:dur="1s" smil:fill="hold" smil:targetElement="id27" smil:attributeName="y" smil:values="y+.1;y" smil:keyTimes="0;1" presentation:additive="bas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56" smil:attributeName="visibility" smil:to="visible"/>
                  <anim:transitionFilter smil:dur="0.5s" smil:targetElement="id56" smil:type="waterfallWipe" smil:subtype="horizontalRight"/>
                </anim:par>
              </anim:par>
            </anim:par>
          </anim:seq>
        </anim:par>
        <presentation:notes draw:style-name="dp2">
          <draw:page-thumbnail draw:style-name="gr5" draw:layer="layout" svg:width="14.848cm" svg:height="11.135cm" svg:x="3.075cm" svg:y="2.257cm" draw:page-number="8" presentation:class="page"/>
          <draw:frame presentation:style-name="pr3" draw:text-style-name="P11" draw:layer="layout" svg:width="16.799cm" svg:height="13.114cm" svg:x="2.1cm" svg:y="14.107cm" presentation:class="notes" presentation:placeholder="true">
            <draw:text-box/>
          </draw:frame>
        </presentation:notes>
      </draw:page>
      <draw:page draw:name="page9"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draw:style-name="gr1" draw:text-style-name="P4" draw:layer="layout" svg:width="22.181cm" svg:height="1.521cm" svg:x="3.319cm" svg:y="2.5cm">
          <draw:text-box>
            <text:p text:style-name="P1"><text:span text:style-name="T1">在</text:span><text:span text:style-name="T1">debian 4.0</text:span><text:span text:style-name="T1">下配置</text:span><text:span text:style-name="T1">Sqlrelay 0.37</text:span><text:span text:style-name="T1">版</text:span></text:p>
          </draw:text-box>
        </draw:frame>
        <draw:frame presentation:style-name="pr5" draw:text-style-name="P9" draw:layer="layout" svg:width="25.199cm" svg:height="13.609cm" svg:x="1.4cm" svg:y="4.914cm" presentation:class="outline">
          <draw:text-box>
            <text:list text:style-name="L2">
              <text:list-item>
                <text:p text:style-name="P9">安装、配置和运行数据库系统(Mysql,Sybase)。</text:p>
              </text:list-item>
            </text:list>
            <text:list text:style-name="L2">
              <text:list-item>
                <text:p text:style-name="P9">apt-get install sqlrelay sqlrelay-mysql。 sqlrelay-freetds。</text:p>
              </text:list-item>
            </text:list>
            <text:list text:style-name="L2">
              <text:list-item>
                <text:p text:style-name="P9">编辑/etc/sqlrelay/sqlrelay.conf。</text:p>
              </text:list-item>
            </text:list>
            <text:list text:style-name="L2">
              <text:list-item>
                <text:p text:style-name="P9">编辑/etc/sqlrelay/instances。</text:p>
              </text:list-item>
            </text:list>
            <text:list text:style-name="L2">
              <text:list-item>
                <text:p text:style-name="P9">启动数据库。</text:p>
              </text:list-item>
            </text:list>
            <text:list text:style-name="L2">
              <text:list-item>
                <text:p text:style-name="P9">启动sqlrelay。</text:p>
              </text:list-item>
            </text:list>
            <text:list text:style-name="L2">
              <text:list-item>
                <text:p text:style-name="P9">测试是否连通。</text:p>
              </text:list-item>
            </text:list>
          </draw:text-box>
        </draw:frame>
        <presentation:notes draw:style-name="dp2">
          <draw:page-thumbnail draw:style-name="gr5" draw:layer="layout" svg:width="14.848cm" svg:height="11.135cm" svg:x="3.075cm" svg:y="2.257cm" draw:page-number="9" presentation:class="page"/>
          <draw:frame presentation:style-name="pr3" draw:text-style-name="P11" draw:layer="layout" svg:width="16.799cm" svg:height="13.114cm" svg:x="2.1cm" svg:y="14.107cm" presentation:class="notes" presentation:placeholder="true">
            <draw:text-box/>
          </draw:frame>
        </presentation:notes>
      </draw:page>
      <draw:page draw:name="page10"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presentation:style-name="pr9" draw:text-style-name="P1" draw:layer="layout" svg:width="25.199cm" svg:height="3.256cm" svg:x="1.4cm" svg:y="1.662cm" presentation:class="title" presentation:user-transformed="true">
          <draw:text-box>
            <text:p text:style-name="P1">0.37版的SQLRelay的配置</text:p>
          </draw:text-box>
        </draw:frame>
        <draw:frame presentation:style-name="pr5" draw:text-style-name="P9" draw:layer="layout" svg:width="25.199cm" svg:height="13.609cm" svg:x="1.4cm" svg:y="5.514cm" presentation:class="outline" presentation:user-transformed="true">
          <draw:text-box>
            <text:list text:style-name="L2">
              <text:list-item>
                <text:p text:style-name="P9">/etc/sqlrelay/sqlrelay.conf</text:p>
              </text:list-item>
            </text:list>
            <text:list text:style-name="L2">
              <text:list-item>
                <text:p text:style-name="P9">instances</text:p>
              </text:list-item>
            </text:list>
            <text:list text:style-name="L2">
              <text:list-item>
                <text:list>
                  <text:list-item>
                    <text:p text:style-name="P10">instance <text:s text:c="3"/>设定对某一数据库系统的连接</text:p>
                  </text:list-item>
                </text:list>
              </text:list-item>
            </text:list>
            <text:list text:style-name="L2">
              <text:list-item>
                <text:list>
                  <text:list-item>
                    <text:list>
                      <text:list-item>
                        <text:p text:style-name="P12"><text:span text:style-name="T12">users</text:span></text:p>
                      </text:list-item>
                    </text:list>
                  </text:list-item>
                </text:list>
              </text:list-item>
            </text:list>
            <text:list text:style-name="L2">
              <text:list-item>
                <text:list>
                  <text:list-item>
                    <text:list>
                      <text:list-item>
                        <text:list>
                          <text:list-item>
                            <text:p text:style-name="P22"><text:span text:style-name="T12">user</text:span><text:tab/><text:tab/><text:span text:style-name="T4">登录</text:span><text:span text:style-name="T4">sqlrelay</text:span><text:span text:style-name="T4">连接池的用户名和口令</text:span></text:p>
                          </text:list-item>
                        </text:list>
                      </text:list-item>
                    </text:list>
                  </text:list-item>
                </text:list>
              </text:list-item>
            </text:list>
            <text:list text:style-name="L2">
              <text:list-item>
                <text:list>
                  <text:list-item>
                    <text:list>
                      <text:list-item>
                        <text:p text:style-name="P12"><text:span text:style-name="T12">connections</text:span></text:p>
                      </text:list-item>
                    </text:list>
                  </text:list-item>
                </text:list>
              </text:list-item>
            </text:list>
            <text:list text:style-name="L2">
              <text:list-item>
                <text:list>
                  <text:list-item>
                    <text:list>
                      <text:list-item>
                        <text:list>
                          <text:list-item>
                            <text:p text:style-name="P22"><text:span text:style-name="T12">connection <text:s/></text:span><text:span text:style-name="T4">设定</text:span><text:span text:style-name="T4">sqlrelay</text:span><text:span text:style-name="T4">连接到目标数据库的参数</text:span></text:p>
                          </text:list-item>
                        </text:list>
                      </text:list-item>
                    </text:list>
                  </text:list-item>
                </text:list>
              </text:list-item>
            </text:list>
          </draw:text-box>
        </draw:frame>
        <presentation:notes draw:style-name="dp2">
          <draw:page-thumbnail draw:style-name="gr5" draw:layer="layout" svg:width="14.848cm" svg:height="11.135cm" svg:x="3.075cm" svg:y="2.257cm" draw:page-number="10" presentation:class="page"/>
          <draw:frame presentation:style-name="pr3" draw:text-style-name="P11" draw:layer="layout" svg:width="16.799cm" svg:height="13.114cm" svg:x="2.1cm" svg:y="14.107cm" presentation:class="notes" presentation:placeholder="true">
            <draw:text-box/>
          </draw:frame>
        </presentation:notes>
      </draw:page>
      <draw:page draw:name="page11" draw:style-name="dp1" draw:master-page-name="标准" presentation:presentation-page-layout-name="AL4T0">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draw:style-name="gr14" draw:text-style-name="P23" draw:layer="layout" svg:width="26cm" svg:height="14.976cm" svg:x="1cm" svg:y="4.3cm">
          <draw:text-box>
            <text:p text:style-name="P1"><text:span text:style-name="T8">&lt;instances&gt;</text:span></text:p>
            <text:p text:style-name="P1"><text:span text:style-name="T8"><text:s text:c="8"/></text:span><text:span text:style-name="T8">&lt;</text:span><text:span text:style-name="T13">instance </text:span><text:span text:style-name="T14">id="mydb" port="5900"</text:span><text:span text:style-name="T13"> socket="/tmp/mydb.socket" </text:span><text:span text:style-name="T14">dbase="mysql" connections="3" maxconnections="15" maxqueuelength="5" growby="1"</text:span><text:span text:style-name="T13"> ttl="60" endofsession="commit" sessiontimeout="600" </text:span><text:span text:style-name="T15">runasuser="sqlrelay" runasgroup="sqlrelay"</text:span><text:span text:style-name="T13"> cursors="5" authtier="listener" handoff="pass" deniedips="" allowedips="" debug="none" maxquerysize="65536" maxstringbindvaluelength="4000" maxlobbindvaluelength="71680" idleclienttimeout="-1"</text:span><text:span text:style-name="T8">&gt;</text:span></text:p>
            <text:p text:style-name="P1"><text:span text:style-name="T8"><text:s text:c="16"/></text:span><text:span text:style-name="T8">&lt;users&gt;</text:span></text:p>
            <text:p text:style-name="P1"><text:span text:style-name="T8"><text:s text:c="24"/></text:span><text:span text:style-name="T8">&lt;</text:span><text:span text:style-name="T16">user user="mydbuser" password="userpwd"</text:span><text:span text:style-name="T8">/&gt;</text:span></text:p>
            <text:p text:style-name="P1"><text:span text:style-name="T8"><text:s text:c="16"/></text:span><text:span text:style-name="T8">&lt;/users&gt;</text:span></text:p>
            <text:p text:style-name="P1"><text:span text:style-name="T8"><text:s text:c="16"/></text:span><text:span text:style-name="T8">&lt;connections&gt;</text:span></text:p>
            <text:p text:style-name="P1"><text:span text:style-name="T8"><text:s text:c="24"/></text:span><text:span text:style-name="T8">&lt;</text:span><text:span text:style-name="T17">connection connectionid="freedndb" string="user=freedn;password=geekbone;db=freedn;host=localhost;port=3306" metric="1" behindloadbalancer="no"</text:span><text:span text:style-name="T8">/&gt;</text:span></text:p>
            <text:p text:style-name="P1"><text:span text:style-name="T8"><text:s text:c="16"/></text:span><text:span text:style-name="T8">&lt;/connections&gt;</text:span></text:p>
            <text:p text:style-name="P1"><text:span text:style-name="T8"><text:s text:c="8"/></text:span><text:span text:style-name="T8">&lt;/instance&gt;</text:span></text:p>
            <text:p text:style-name="P1"><text:span text:style-name="T8">&lt;/instances&gt;</text:span></text:p>
          </draw:text-box>
          <office:event-listeners>
            <presentation:event-listener script:event-name="dom:click" presentation:action="show" xlink:href="#page18" xlink:type="simple" xlink:show="new" xlink:actuate="onRequest"/>
          </office:event-listeners>
        </draw:frame>
        <draw:frame draw:style-name="gr3" draw:text-style-name="P24" draw:layer="layout" svg:width="10.9cm" svg:height="1.238cm" svg:x="8.7cm" svg:y="2.1cm">
          <draw:text-box>
            <text:p text:style-name="P1"><text:span text:style-name="T4">设置</text:span><text:span text:style-name="T4">MySQL</text:span><text:span text:style-name="T4">持久连接池 </text:span></text:p>
          </draw:text-box>
        </draw:frame>
        <draw:custom-shape draw:style-name="gr15" draw:text-style-name="P26" draw:id="id57" draw:layer="layout" svg:width="21.5cm" svg:height="15.5cm" svg:x="4cm" svg:y="3.5cm">
          <text:p text:style-name="P25"><text:span text:style-name="T18">Oracle7 = oracle7</text:span></text:p>
          <text:p text:style-name="P25"><text:span text:style-name="T18"/></text:p>
          <text:p text:style-name="P25"><text:span text:style-name="T18">Oracle8 = oracle8</text:span></text:p>
          <text:p text:style-name="P25"><text:span text:style-name="T18"/></text:p>
          <text:p text:style-name="P25"><text:span text:style-name="T18">DB2 = db2</text:span></text:p>
          <text:p text:style-name="P25"><text:span text:style-name="T18"/></text:p>
          <text:p text:style-name="P25"><text:span text:style-name="T18">InterBase/Firebird = interbase</text:span></text:p>
          <text:p text:style-name="P25"><text:span text:style-name="T18"/></text:p>
          <text:p text:style-name="P25"><text:span text:style-name="T18">Sybase/MS SQL = freetds*</text:span><text:span text:style-name="T18">（</text:span><text:span text:style-name="T18">sqlrelay-freetds)</text:span></text:p>
          <text:p text:style-name="P25"><text:span text:style-name="T18"/></text:p>
          <text:p text:style-name="P25"><text:span text:style-name="T18">MS Access = mdbtools*(sqlrelay-mdb)</text:span></text:p>
          <text:p text:style-name="P25"><text:span text:style-name="T18"/></text:p>
          <text:p text:style-name="P25"><text:span text:style-name="T18">Sqlite = sqlite*(sqlrelay-sqlite)</text:span></text:p>
          <text:p text:style-name="P25"><text:span text:style-name="T18"/></text:p>
          <text:p text:style-name="P25"><text:span text:style-name="T18">MySQL = mysql*(sqlrelay-mysql)</text:span></text:p>
          <text:p text:style-name="P25"><text:span text:style-name="T18"/></text:p>
          <text:p text:style-name="P25"><text:span text:style-name="T18">PostgreSQL = postgresql*(sqlrelay-postgresql)</text:span></text:p>
          <text:p text:style-name="P25"><text:span text:style-name="T18"/></text:p>
          <text:p text:style-name="P3"><text:span text:style-name="T18">odbc*</text:span></text:p>
          <text:p text:style-name="P3"><text:span text:style-name="T18">router*</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57" smil:attributeName="visibility" smil:to="visible"/>
                  <anim:transitionFilter smil:dur="0.5s" smil:targetElement="id57" smil:type="randomBarWipe" smil:subtype="horizontal"/>
                </anim:par>
              </anim:par>
            </anim:par>
          </anim:seq>
        </anim:par>
        <presentation:notes draw:style-name="dp2">
          <draw:page-thumbnail draw:style-name="gr5" draw:layer="layout" svg:width="14.848cm" svg:height="11.135cm" svg:x="3.075cm" svg:y="2.257cm" draw:page-number="11" presentation:class="page"/>
          <draw:frame presentation:style-name="pr3" draw:text-style-name="P11" draw:layer="layout" svg:width="16.799cm" svg:height="13.114cm" svg:x="2.1cm" svg:y="14.107cm" presentation:class="notes" presentation:placeholder="true">
            <draw:text-box/>
          </draw:frame>
        </presentation:notes>
      </draw:page>
      <draw:page draw:name="page12" draw:style-name="dp1" draw:master-page-name="标准" presentation:presentation-page-layout-name="AL3T3">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draw:style-name="gr16" draw:text-style-name="P23" draw:layer="layout" svg:width="26.41cm" svg:height="14.976cm" svg:x="0.906cm" svg:y="3.882cm">
          <draw:text-box>
            <text:p text:style-name="P1"><text:span text:style-name="T8">&lt;instances&gt;</text:span></text:p>
            <text:p text:style-name="P1"><text:span text:style-name="T8"><text:s text:c="8"/></text:span><text:span text:style-name="T8">&lt;</text:span><text:span text:style-name="T13">instance </text:span><text:span text:style-name="T19">id="mydb" port="5900"</text:span><text:span text:style-name="T13"> socket="/tmp/mydb.socket" </text:span><text:span text:style-name="T14">dbase="freetds"</text:span><text:span text:style-name="T19"> connections="3" maxconnections="15" maxqueuelength="5" growby="1" </text:span><text:span text:style-name="T13">ttl="60" endofsession="commit" sessiontimeout="600" </text:span><text:span text:style-name="T20">runasuser="sqlrelay" runasgroup="sqlrelay"</text:span><text:span text:style-name="T13"> cursors="5" authtier="listener" handoff="pass" deniedips="" allowedips="" debug="none" maxquerysize="65536" maxstringbindvaluelength="4000" maxlobbindvaluelength="71680" idleclienttimeout="-1"</text:span><text:span text:style-name="T8">&gt;</text:span></text:p>
            <text:p text:style-name="P1"><text:span text:style-name="T8"><text:s text:c="16"/></text:span><text:span text:style-name="T8">&lt;users&gt;</text:span></text:p>
            <text:p text:style-name="P1"><text:span text:style-name="T8"><text:s text:c="24"/></text:span><text:span text:style-name="T8">&lt;</text:span><text:span text:style-name="T16">user user="mydbuser" password="userpwd"</text:span><text:span text:style-name="T8">/&gt;</text:span></text:p>
            <text:p text:style-name="P1"><text:span text:style-name="T8"><text:s text:c="16"/></text:span><text:span text:style-name="T8">&lt;/users&gt;</text:span></text:p>
            <text:p text:style-name="P1"><text:span text:style-name="T8"><text:s text:c="16"/></text:span><text:span text:style-name="T8">&lt;connections&gt;</text:span></text:p>
            <text:p text:style-name="P1"><text:span text:style-name="T8"><text:s text:c="24"/></text:span><text:span text:style-name="T8">&lt;</text:span><text:span text:style-name="T17">connection connectionid="freedndb" string="</text:span><text:span text:style-name="T21">sybase=etc</text:span><text:span text:style-name="T17">;user=freedn;password=geekbone;db=freedn" metric="1" behindloadbalancer="no"</text:span><text:span text:style-name="T8">/&gt;</text:span></text:p>
            <text:p text:style-name="P1"><text:span text:style-name="T8"><text:s text:c="16"/></text:span><text:span text:style-name="T8">&lt;/connections&gt;</text:span></text:p>
            <text:p text:style-name="P1"><text:span text:style-name="T8"><text:s text:c="8"/></text:span><text:span text:style-name="T8">&lt;/instance&gt;</text:span></text:p>
            <text:p text:style-name="P1"><text:span text:style-name="T8">&lt;/instances&gt;</text:span></text:p>
          </draw:text-box>
        </draw:frame>
        <draw:frame draw:style-name="gr3" draw:text-style-name="P24" draw:layer="layout" svg:width="10.9cm" svg:height="1.238cm" svg:x="8.7cm" svg:y="2.1cm">
          <draw:text-box>
            <text:p text:style-name="P1"><text:span text:style-name="T4">设置</text:span><text:span text:style-name="T4">Sybase</text:span><text:span text:style-name="T4">持久连接池 </text:span></text:p>
          </draw:text-box>
        </draw:frame>
        <draw:frame draw:style-name="gr1" draw:layer="layout" svg:width="0.502cm" svg:height="1.521cm" svg:x="2.5cm" svg:y="7.5cm">
          <draw:text-box>
            <text:p text:style-name="P3"><text:span text:style-name="T22"/></text:p>
            <text:p text:style-name="P1"/>
          </draw:text-box>
        </draw:frame>
        <draw:custom-shape draw:style-name="gr17" draw:text-style-name="P27" draw:id="id58" draw:layer="layout" svg:width="23.5cm" svg:height="8cm" svg:x="2.5cm" svg:y="7.5cm">
          <text:p text:style-name="P3"><text:span text:style-name="T23">interfaces</text:span></text:p>
          <text:p text:style-name="P1"><text:span text:style-name="T23">freedn</text:span></text:p>
          <text:p text:style-name="P1"><text:span text:style-name="T23"><text:s text:c="8"/></text:span><text:span text:style-name="T23">master tcp ether abc.def.org 5010</text:span></text:p>
          <text:p text:style-name="P1"><text:span text:style-name="T23"><text:s text:c="8"/></text:span><text:span text:style-name="T23">query tcp ether abc.def.org 5010</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8" smil:attributeName="visibility" smil:to="visible"/>
                  <anim:transitionFilter smil:dur="0.5s" smil:targetElement="id58" smil:type="blindsWipe" smil:subtype="horizontal"/>
                </anim:par>
              </anim:par>
            </anim:par>
          </anim:seq>
        </anim:par>
        <presentation:notes draw:style-name="dp2">
          <draw:page-thumbnail draw:style-name="gr5" draw:layer="layout" svg:width="14.848cm" svg:height="11.135cm" svg:x="3.075cm" svg:y="2.257cm" draw:page-number="12" presentation:class="page"/>
          <draw:frame presentation:style-name="pr3" draw:text-style-name="P11" draw:layer="layout" svg:width="16.799cm" svg:height="13.114cm" svg:x="2.1cm" svg:y="14.107cm" presentation:class="notes" presentation:placeholder="true">
            <draw:text-box/>
          </draw:frame>
        </presentation:notes>
      </draw:page>
      <draw:page draw:name="page13"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presentation:style-name="pr10" draw:text-style-name="P1" draw:layer="layout" svg:width="25.199cm" svg:height="3.507cm" svg:x="1.4cm" svg:y="1.537cm" presentation:class="title" presentation:user-transformed="true">
          <draw:text-box>
            <text:p text:style-name="P1">sqlrelay的deb包中的错误</text:p>
          </draw:text-box>
        </draw:frame>
        <draw:frame presentation:style-name="pr11" draw:text-style-name="P28" draw:layer="layout" svg:width="25.199cm" svg:height="12.486cm" svg:x="1.4cm" svg:y="6.014cm" presentation:class="outline" presentation:user-transformed="true">
          <draw:text-box>
            <text:list text:style-name="L2">
              <text:list-item>
                <text:p text:style-name="P28">(1) deb包中的postinst脚本未在安装时建立以下三个目录，导致sqlrelay安装后无法启动。</text:p>
              </text:list-item>
            </text:list>
            <text:list text:style-name="L2">
              <text:list-item>
                <text:p text:style-name="P29">/var/cache/sqlrelay/ipc</text:p>
              </text:list-item>
            </text:list>
            <text:list text:style-name="L2">
              <text:list-item>
                <text:p text:style-name="P29">/var/cache/sqlrelay/pids</text:p>
              </text:list-item>
            </text:list>
            <text:list text:style-name="L2">
              <text:list-item>
                <text:p text:style-name="P29">/var/cache/sqlrelay/sockets</text:p>
              </text:list-item>
            </text:list>
            <text:list text:style-name="L2">
              <text:list-item>
                <text:p text:style-name="P30">(2) sqlrelay.conf中默认的运行用户和组为nobody:nogroup，在debian中应改为sqlrelay:sqlrelay。</text:p>
              </text:list-item>
            </text:list>
          </draw:text-box>
        </draw:frame>
        <presentation:notes draw:style-name="dp2">
          <draw:page-thumbnail draw:style-name="gr5" draw:layer="layout" svg:width="14.848cm" svg:height="11.135cm" svg:x="3.075cm" svg:y="2.257cm" draw:page-number="13" presentation:class="page"/>
          <draw:frame presentation:style-name="pr3" draw:text-style-name="P11" draw:layer="layout" svg:width="16.799cm" svg:height="13.114cm" svg:x="2.1cm" svg:y="14.107cm" presentation:class="notes" presentation:placeholder="true">
            <draw:text-box/>
          </draw:frame>
        </presentation:notes>
      </draw:page>
      <draw:page draw:name="page14"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presentation:style-name="pr12" draw:text-style-name="P1" draw:layer="layout" svg:width="25.199cm" svg:height="2.218cm" svg:x="1.4cm" svg:y="2.8cm" presentation:class="title" presentation:user-transformed="true">
          <draw:text-box>
            <text:p text:style-name="P1">测试sqlrelay运行情况</text:p>
          </draw:text-box>
        </draw:frame>
        <draw:frame presentation:style-name="pr13" draw:text-style-name="P9" draw:layer="layout" svg:width="25.199cm" svg:height="9.586cm" svg:x="1.4cm" svg:y="7.014cm" presentation:class="outline" presentation:user-transformed="true">
          <draw:text-box>
            <text:list text:style-name="L2">
              <text:list-item>
                <text:p text:style-name="P9">在/etc/sqlrelay/instances中加入connection id</text:p>
              </text:list-item>
            </text:list>
            <text:list text:style-name="L2">
              <text:list-item>
                <text:p text:style-name="P9">/etc/init.d/sqlrelay start</text:p>
              </text:list-item>
            </text:list>
            <text:list text:style-name="L2">
              <text:list-item>
                <text:p text:style-name="P9">sqlrsh -id &lt;connection id&gt; 或 sqlrsh host port socket username password</text:p>
              </text:list-item>
            </text:list>
            <text:list text:style-name="L2">
              <text:list-item>
                <text:list>
                  <text:list-item>
                    <text:p text:style-name="P10">ping &lt;database&gt;;</text:p>
                  </text:list-item>
                </text:list>
              </text:list-item>
            </text:list>
          </draw:text-box>
        </draw:frame>
        <presentation:notes draw:style-name="dp2">
          <draw:page-thumbnail draw:style-name="gr5" draw:layer="layout" svg:width="14.848cm" svg:height="11.135cm" svg:x="3.075cm" svg:y="2.257cm" draw:page-number="14" presentation:class="page"/>
          <draw:frame presentation:style-name="pr3" draw:text-style-name="P11" draw:layer="layout" svg:width="16.799cm" svg:height="13.114cm" svg:x="2.1cm" svg:y="14.107cm" presentation:class="notes" presentation:placeholder="true">
            <draw:text-box/>
          </draw:frame>
        </presentation:notes>
      </draw:page>
      <draw:page draw:name="page15" draw:style-name="dp1" draw:master-page-name="标准" presentation:presentation-page-layout-name="AL3T3">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draw:style-name="gr3" draw:text-style-name="P31" draw:layer="layout" svg:width="16cm" svg:height="3.215cm" svg:x="6cm" svg:y="8cm">
          <draw:text-box>
            <text:p text:style-name="P3"><text:span text:style-name="T24">一个访问本地</text:span><text:span text:style-name="T24">MySQL</text:span><text:span text:style-name="T24">数据库的</text:span><text:span text:style-name="T24">SQLRelay</text:span><text:span text:style-name="T24">实例</text:span></text:p>
          </draw:text-box>
        </draw:frame>
        <presentation:notes draw:style-name="dp2">
          <draw:page-thumbnail draw:style-name="gr5" draw:layer="layout" svg:width="14.848cm" svg:height="11.135cm" svg:x="3.075cm" svg:y="2.257cm" draw:page-number="15" presentation:class="page"/>
          <draw:frame presentation:style-name="pr3" draw:text-style-name="P11" draw:layer="layout" svg:width="16.799cm" svg:height="13.114cm" svg:x="2.1cm" svg:y="14.107cm" presentation:class="notes" presentation:placeholder="true">
            <draw:text-box/>
          </draw:frame>
        </presentation:notes>
      </draw:page>
      <draw:page draw:name="page16"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presentation:style-name="pr10" draw:text-style-name="P1" draw:layer="layout" svg:width="25.199cm" svg:height="3.507cm" svg:x="1.4cm" svg:y="1.537cm" presentation:class="title" presentation:user-transformed="true">
          <draw:text-box>
            <text:p text:style-name="P1">0.38版SQLRelay的数据库路由功能</text:p>
          </draw:text-box>
        </draw:frame>
        <draw:frame presentation:style-name="pr5" draw:text-style-name="P9" draw:layer="layout" svg:width="25.199cm" svg:height="13.609cm" svg:x="1.4cm" svg:y="5.614cm" presentation:class="outline" presentation:user-transformed="true">
          <draw:text-box>
            <text:list text:style-name="L2">
              <text:list-item>
                <text:p text:style-name="P9">提供了访问主从数据库服务器的路由功能。</text:p>
              </text:list-item>
            </text:list>
            <text:list text:style-name="L2">
              <text:list-item>
                <text:p text:style-name="P9">router</text:p>
              </text:list-item>
            </text:list>
            <text:list text:style-name="L2">
              <text:list-item>
                <text:list>
                  <text:list-item>
                    <text:p text:style-name="P10"><text:span text:style-name="T22">route <text:s text:c="4"/></text:span><text:span text:style-name="T22">指定</text:span><text:span text:style-name="T22">SQL</text:span><text:span text:style-name="T22">语句的目标服务器</text:span></text:p>
                  </text:list-item>
                </text:list>
              </text:list-item>
            </text:list>
            <text:list text:style-name="L2">
              <text:list-item>
                <text:list>
                  <text:list-item>
                    <text:list>
                      <text:list-item>
                        <text:list>
                          <text:list-item>
                            <text:p text:style-name="P22"><text:span text:style-name="T22">query </text:span><text:span text:style-name="T4">正则表达式设定的允许路由的</text:span><text:span text:style-name="T4">SQL</text:span><text:span text:style-name="T4">语句</text:span></text:p>
                          </text:list-item>
                        </text:list>
                      </text:list-item>
                    </text:list>
                  </text:list-item>
                </text:list>
              </text:list-item>
            </text:list>
            <text:list text:style-name="L2">
              <text:list-item>
                <text:list>
                  <text:list-item>
                    <text:p text:style-name="P10"><text:span text:style-name="T22">filter <text:s text:c="3"/></text:span><text:span text:style-name="T22">禁止路由</text:span></text:p>
                  </text:list-item>
                </text:list>
              </text:list-item>
            </text:list>
            <text:list text:style-name="L2">
              <text:list-item>
                <text:list>
                  <text:list-item>
                    <text:list>
                      <text:list-item>
                        <text:list>
                          <text:list-item>
                            <text:p text:style-name="P22"><text:span text:style-name="T22">query </text:span><text:span text:style-name="T4">正则表达式设定的禁止路由的</text:span><text:span text:style-name="T4">SQL</text:span><text:span text:style-name="T4">语句</text:span></text:p>
                          </text:list-item>
                        </text:list>
                      </text:list-item>
                    </text:list>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text-style-name="P11" draw:layer="layout" svg:width="16.799cm" svg:height="13.114cm" svg:x="2.1cm" svg:y="14.107cm" presentation:class="notes" presentation:placeholder="true">
            <draw:text-box/>
          </draw:frame>
        </presentation:notes>
      </draw:page>
      <draw:page draw:name="page17" draw:style-name="dp1" draw:master-page-name="标准">
        <office:forms form:automatic-focus="false" form:apply-design-mode="false"/>
        <draw:frame draw:style-name="gr1" draw:layer="layout" svg:width="10.218cm" svg:height="0.886cm" svg:x="0.5cm" svg:y="0.5cm">
          <draw:text-box>
            <text:p text:style-name="P1">上海Linux社区2007年技术交流会</text:p>
          </draw:text-box>
        </draw:frame>
        <draw:line draw:style-name="gr2" draw:text-style-name="P2" draw:layer="layout" svg:x1="0cm" svg:y1="1.5cm" svg:x2="28cm" svg:y2="1.5cm">
          <text:p text:style-name="P1"/>
        </draw:line>
        <draw:line draw:style-name="gr4" draw:text-style-name="P2" draw:layer="layout" svg:x1="0cm" svg:y1="19.5cm" svg:x2="28cm" svg:y2="19.5cm">
          <text:p text:style-name="P1"/>
        </draw:line>
        <draw:frame draw:style-name="gr1" draw:layer="layout" svg:width="8.249cm" svg:height="0.886cm" svg:x="19.401cm" svg:y="19.943cm">
          <draw:text-box>
            <text:p text:style-name="P1">SQLRelay数据库持久连接池</text:p>
          </draw:text-box>
        </draw:frame>
        <draw:custom-shape draw:style-name="gr6" draw:text-style-name="P14" draw:id="id36" draw:layer="layout" svg:width="2.5cm" svg:height="3cm" svg:x="23cm" svg:y="4.9cm">
          <text:p text:style-name="P3"><text:span text:style-name="T5">主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32" draw:id="id37" draw:layer="layout" svg:width="2.5cm" svg:height="3cm" svg:x="23cm" svg:y="11.7cm">
          <text:p text:style-name="P3"><text:span text:style-name="T25">从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32" draw:id="id38" draw:layer="layout" svg:width="2.5cm" svg:height="3cm" svg:x="23cm" svg:y="15.2cm">
          <text:p text:style-name="P3"><text:span text:style-name="T25">从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28" draw:layer="layout" svg:width="4cm" svg:height="1.5cm" svg:x="2cm" svg:y="4.7cm">
          <text:p text:style-name="P3">客户机</text:p>
          <draw:enhanced-geometry svg:viewBox="0 0 21600 21600" draw:type="rectangle" draw:enhanced-path="M 0 0 L 21600 0 21600 21600 0 21600 0 0 Z N"/>
        </draw:custom-shape>
        <draw:custom-shape draw:style-name="gr7" draw:text-style-name="P2" draw:id="id30" draw:layer="layout" svg:width="4cm" svg:height="1.5cm" svg:x="2cm" svg:y="7.7cm">
          <text:p text:style-name="P3">客户机</text:p>
          <draw:enhanced-geometry svg:viewBox="0 0 21600 21600" draw:type="rectangle" draw:enhanced-path="M 0 0 L 21600 0 21600 21600 0 21600 0 0 Z N"/>
        </draw:custom-shape>
        <draw:custom-shape draw:style-name="gr7" draw:text-style-name="P2" draw:id="id31" draw:layer="layout" svg:width="4cm" svg:height="1.5cm" svg:x="2cm" svg:y="10.7cm">
          <text:p text:style-name="P3">客户机</text:p>
          <draw:enhanced-geometry svg:viewBox="0 0 21600 21600" draw:type="rectangle" draw:enhanced-path="M 0 0 L 21600 0 21600 21600 0 21600 0 0 Z N"/>
        </draw:custom-shape>
        <draw:custom-shape draw:style-name="gr7" draw:text-style-name="P2" draw:id="id32" draw:layer="layout" svg:width="4cm" svg:height="1.5cm" svg:x="2cm" svg:y="13.9cm">
          <text:p text:style-name="P3">客户机</text:p>
          <draw:enhanced-geometry svg:viewBox="0 0 21600 21600" draw:type="rectangle" draw:enhanced-path="M 0 0 L 21600 0 21600 21600 0 21600 0 0 Z N"/>
        </draw:custom-shape>
        <draw:custom-shape draw:style-name="gr7" draw:text-style-name="P2" draw:id="id33" draw:layer="layout" svg:width="4cm" svg:height="1.5cm" svg:x="2cm" svg:y="16.9cm">
          <text:p text:style-name="P3">客户机</text:p>
          <draw:enhanced-geometry svg:viewBox="0 0 21600 21600" draw:type="rectangle" draw:enhanced-path="M 0 0 L 21600 0 21600 21600 0 21600 0 0 Z N"/>
        </draw:custom-shape>
        <draw:custom-shape draw:style-name="gr18" draw:text-style-name="P14" draw:id="id29" draw:layer="layout" svg:width="4.5cm" svg:height="3.5cm" svg:x="9.5cm" svg:y="9.2cm">
          <text:p text:style-name="P3"><text:span text:style-name="T5">Rout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4" draw:id="id34" draw:layer="layout" svg:width="4.5cm" svg:height="3.5cm" svg:x="15cm" svg:y="4.7cm">
          <text:p text:style-name="P3"><text:span text:style-name="T5">连接池</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4" draw:id="id35" draw:layer="layout" svg:width="4.5cm" svg:height="3.5cm" svg:x="15cm" svg:y="13.7cm">
          <text:p text:style-name="P3"><text:span text:style-name="T5">连接池</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2" draw:layer="layout" svg:x1="6cm" svg:y1="5.45cm" svg:x2="9.5cm" svg:y2="10.95cm" draw:start-shape="id28" draw:start-glue-point="1" draw:end-shape="id29">
          <text:p text:style-name="P1"/>
        </draw:connector>
        <draw:connector draw:style-name="gr4" draw:text-style-name="P2" draw:layer="layout" svg:x1="6cm" svg:y1="8.45cm" svg:x2="9.5cm" svg:y2="10.949cm" draw:start-shape="id30" draw:start-glue-point="1" draw:end-shape="id29" draw:end-glue-point="5">
          <text:p text:style-name="P1"/>
        </draw:connector>
        <draw:connector draw:style-name="gr4" draw:text-style-name="P2" draw:layer="layout" svg:x1="6cm" svg:y1="11.45cm" svg:x2="9.5cm" svg:y2="10.949cm" draw:start-shape="id31" draw:start-glue-point="1" draw:end-shape="id29" draw:end-glue-point="5">
          <text:p text:style-name="P1"/>
        </draw:connector>
        <draw:connector draw:style-name="gr4" draw:text-style-name="P2" draw:layer="layout" svg:x1="6cm" svg:y1="14.65cm" svg:x2="9.5cm" svg:y2="10.949cm" draw:start-shape="id32" draw:start-glue-point="1" draw:end-shape="id29" draw:end-glue-point="5">
          <text:p text:style-name="P1"/>
        </draw:connector>
        <draw:connector draw:style-name="gr4" draw:text-style-name="P2" draw:layer="layout" svg:x1="6cm" svg:y1="17.65cm" svg:x2="9.5cm" svg:y2="10.95cm" draw:start-shape="id33" draw:start-glue-point="1" draw:end-shape="id29">
          <text:p text:style-name="P1"/>
        </draw:connector>
        <draw:connector draw:style-name="gr4" draw:text-style-name="P2" draw:layer="layout" svg:x1="11.749cm" svg:y1="9.2cm" svg:x2="15cm" svg:y2="6.449cm" draw:start-shape="id29" draw:start-glue-point="4" draw:end-shape="id34" draw:end-glue-point="5">
          <text:p text:style-name="P1"/>
        </draw:connector>
        <draw:connector draw:style-name="gr4" draw:text-style-name="P2" draw:layer="layout" svg:x1="11.749cm" svg:y1="12.698cm" svg:x2="15cm" svg:y2="15.449cm" draw:start-shape="id29" draw:start-glue-point="6" draw:end-shape="id35" draw:end-glue-point="5">
          <text:p text:style-name="P1"/>
        </draw:connector>
        <draw:connector draw:style-name="gr4" draw:text-style-name="P2" draw:layer="layout" svg:x1="19.5cm" svg:y1="6.449cm" svg:x2="23cm" svg:y2="6.4cm" draw:start-shape="id34" draw:start-glue-point="7" draw:end-shape="id36">
          <text:p text:style-name="P1"/>
        </draw:connector>
        <draw:connector draw:style-name="gr4" draw:text-style-name="P2" draw:layer="layout" svg:x1="19.5cm" svg:y1="15.449cm" svg:x2="23cm" svg:y2="13.199cm" draw:start-shape="id35" draw:start-glue-point="7" draw:end-shape="id37" draw:end-glue-point="6">
          <text:p text:style-name="P1"/>
        </draw:connector>
        <draw:connector draw:style-name="gr4" draw:text-style-name="P2" draw:layer="layout" svg:x1="19.5cm" svg:y1="15.449cm" svg:x2="23cm" svg:y2="16.699cm" draw:start-shape="id35" draw:start-glue-point="7" draw:end-shape="id38" draw:end-glue-point="6">
          <text:p text:style-name="P1"/>
        </draw:connector>
        <draw:frame draw:style-name="gr1" draw:text-style-name="P15" draw:layer="layout" svg:width="13.562cm" svg:height="1.17cm" svg:x="7cm" svg:y="2.5cm">
          <draw:text-box>
            <text:p text:style-name="P1"><text:span text:style-name="T2">SQLRelay</text:span><text:span text:style-name="T2">的主从数据库布署模式</text:span></text:p>
          </draw:text-box>
        </draw:frame>
        <presentation:notes draw:style-name="dp2">
          <draw:page-thumbnail draw:style-name="gr5" draw:layer="layout" svg:width="14.848cm" svg:height="11.135cm" svg:x="3.075cm" svg:y="2.257cm" draw:page-number="17" presentation:class="page"/>
          <draw:frame presentation:style-name="pr3" draw:text-style-name="P7" draw:layer="layout" svg:width="16.799cm" svg:height="13.114cm" svg:x="2.1cm" svg:y="14.107cm" presentation:class="notes" presentation:placeholder="true">
            <draw:text-box/>
          </draw:frame>
        </presentation:notes>
      </draw:page>
      <draw:page draw:name="page18" draw:style-name="dp1" draw:master-page-name="标准" presentation:presentation-page-layout-name="AL4T0">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draw:style-name="gr1" draw:text-style-name="P33" draw:layer="layout" svg:width="22.981cm" svg:height="18.076cm" svg:x="2cm" svg:y="1.5cm">
          <draw:text-box>
            <text:p text:style-name="P23"><text:span text:style-name="T8">&lt;route host="host1" port="9000" socket="" user="host1user" </text:span></text:p>
            <text:p text:style-name="P23"><text:span text:style-name="T8">password="host1password"&gt;</text:span></text:p>
            <text:p text:style-name="P23"><text:span text:style-name="T8"><text:s text:c="8"/></text:span><text:span text:style-name="T8">&lt;query pattern="^\s*select\s+.*\s+from\s+table1"/&gt;</text:span></text:p>
            <text:p text:style-name="P23"><text:span text:style-name="T8"><text:s text:c="8"/></text:span><text:span text:style-name="T8">&lt;query pattern="^\s*insert\s+into\s+table1"/&gt;</text:span></text:p>
            <text:p text:style-name="P23"><text:span text:style-name="T8"><text:s text:c="8"/></text:span><text:span text:style-name="T8">&lt;query pattern="^\s*update\s+table1"/&gt;</text:span></text:p>
            <text:p text:style-name="P23"><text:span text:style-name="T8"><text:s text:c="8"/></text:span><text:span text:style-name="T8">&lt;query pattern="^\s*delete\s+from\s+table1"/&gt;</text:span></text:p>
            <text:p text:style-name="P23"><text:span text:style-name="T8"><text:s text:c="8"/></text:span><text:span text:style-name="T8">&lt;query pattern="^\s*drop\s+table\s+table1"/&gt;</text:span></text:p>
            <text:p text:style-name="P23"><text:span text:style-name="T8"><text:s text:c="8"/></text:span><text:span text:style-name="T8">&lt;query pattern="^\s*create\s+table\s+table1"/&gt;</text:span></text:p>
            <text:p text:style-name="P23"><text:span text:style-name="T8">&lt;/route&gt;</text:span></text:p>
            <text:p text:style-name="P23"><text:span text:style-name="T8"><text:s text:c="4"/></text:span><text:span text:style-name="T8">&lt;!-- filter out any queries for table2 --&gt;</text:span></text:p>
            <text:p text:style-name="P23"><text:span text:style-name="T8">&lt;filter&gt;</text:span></text:p>
            <text:p text:style-name="P23"><text:span text:style-name="T8"><text:s text:c="8"/></text:span><text:span text:style-name="T8">&lt;query pattern="^\s*select\s+.*\s+from\s+table2"/&gt;</text:span></text:p>
            <text:p text:style-name="P23"><text:span text:style-name="T8"><text:s text:c="8"/></text:span><text:span text:style-name="T8">&lt;query pattern="^\s*insert\s+into\s+table2"/&gt;</text:span></text:p>
            <text:p text:style-name="P23"><text:span text:style-name="T8"><text:s text:c="8"/></text:span><text:span text:style-name="T8">&lt;query pattern="^\s*update\s+table2"/&gt;</text:span></text:p>
            <text:p text:style-name="P23"><text:span text:style-name="T8"><text:s text:c="8"/></text:span><text:span text:style-name="T8">&lt;query pattern="^\s*delete\s+from\s+table2"/&gt;</text:span></text:p>
            <text:p text:style-name="P23"><text:span text:style-name="T8"><text:s text:c="8"/></text:span><text:span text:style-name="T8">&lt;query pattern="^\s*drop\s+table\s+table2"/&gt;</text:span></text:p>
            <text:p text:style-name="P23"><text:span text:style-name="T8"><text:s text:c="8"/></text:span><text:span text:style-name="T8">&lt;query pattern="^\s*create\s+table\s+table2"/&gt;</text:span></text:p>
            <text:p text:style-name="P23"><text:span text:style-name="T8">&lt;/filter&gt;</text:span></text:p>
            <text:p text:style-name="P23"><text:span text:style-name="T8"><text:s text:c="4"/></text:span><text:span text:style-name="T8">&lt;!-- send any other queries to host2 --&gt;</text:span></text:p>
            <text:p text:style-name="P23"><text:span text:style-name="T8">&lt;route host="host2" port="9000" socket="" user="host2user" </text:span></text:p>
            <text:p text:style-name="P23"><text:span text:style-name="T8">password="host2password"&gt;</text:span></text:p>
            <text:p text:style-name="P23"><text:span text:style-name="T8"><text:s text:c="8"/></text:span><text:span text:style-name="T8">&lt;query pattern=".*"/&gt;</text:span></text:p>
            <text:p text:style-name="P23"><text:span text:style-name="T8">&lt;/route&gt;</text:span></text:p>
          </draw:text-box>
          <office:event-listeners>
            <presentation:event-listener script:event-name="dom:click" presentation:action="show" xlink:href="#page11" xlink:type="simple" xlink:show="new" xlink:actuate="onRequest"/>
          </office:event-listeners>
        </draw:frame>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114cm" svg:x="2.1cm" svg:y="14.107cm" presentation:class="notes" presentation:placeholder="true">
            <draw:text-box/>
          </draw:frame>
        </presentation:notes>
      </draw:page>
      <draw:page draw:name="page19" draw:style-name="dp1" draw:master-page-name="标准" presentation:presentation-page-layout-name="AL2T1">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presentation:style-name="pr14" draw:text-style-name="P1" draw:layer="layout" svg:width="25.199cm" svg:height="1.9cm" svg:x="1.4cm" svg:y="2.2cm" presentation:class="title" presentation:user-transformed="true">
          <draw:text-box>
            <text:p text:style-name="P1">SQLRelay提供的API</text:p>
          </draw:text-box>
        </draw:frame>
        <draw:frame presentation:style-name="pr15" draw:text-style-name="P9" draw:layer="layout" svg:width="25.199cm" svg:height="12.541cm" svg:x="1.5cm" svg:y="5.5cm" presentation:class="outline" presentation:user-transformed="true">
          <draw:text-box>
            <text:list text:style-name="L2">
              <text:list-item>
                <text:p text:style-name="P9">C++</text:p>
              </text:list-item>
            </text:list>
            <text:list text:style-name="L2">
              <text:list-item>
                <text:p text:style-name="P9">C</text:p>
              </text:list-item>
            </text:list>
            <text:list text:style-name="L2">
              <text:list-item>
                <text:p text:style-name="P9">Perl<text:tab/><text:tab/><text:tab/><text:tab/>Perl-DBI</text:p>
              </text:list-item>
            </text:list>
            <text:list text:style-name="L2">
              <text:list-item>
                <text:p text:style-name="P9">PHP</text:p>
              </text:list-item>
            </text:list>
            <text:list text:style-name="L2">
              <text:list-item>
                <text:p text:style-name="P9">Python<text:tab/><text:tab/><text:tab/>Python-DB</text:p>
              </text:list-item>
            </text:list>
            <text:list text:style-name="L2">
              <text:list-item>
                <text:p text:style-name="P9">Ruby<text:tab/><text:tab/><text:tab/><text:tab/>Ruby-DBI</text:p>
              </text:list-item>
            </text:list>
            <text:list text:style-name="L2">
              <text:list-item>
                <text:p text:style-name="P9">Java</text:p>
              </text:list-item>
            </text:list>
            <text:list text:style-name="L2">
              <text:list-item>
                <text:p text:style-name="P9">TCL</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114cm" svg:x="2.1cm" svg:y="14.107cm" presentation:class="notes" presentation:placeholder="true">
            <draw:text-box/>
          </draw:frame>
        </presentation:notes>
      </draw:page>
      <draw:page draw:name="page20" draw:style-name="dp1" draw:master-page-name="标准" presentation:presentation-page-layout-name="AL3T3">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draw:style-name="gr3" draw:text-style-name="P24" draw:layer="layout" svg:width="22cm" svg:height="1.238cm" svg:x="3cm" svg:y="2.5cm">
          <draw:text-box>
            <text:p text:style-name="P1"><text:span text:style-name="T4">SQLRelay C-API </text:span><text:span text:style-name="T4">开发指南文档中的错误及注意点</text:span></text:p>
          </draw:text-box>
        </draw:frame>
        <draw:frame draw:style-name="gr1" draw:text-style-name="P36" draw:layer="layout" svg:width="26.477cm" svg:height="14.139cm" svg:x="1.2cm" svg:y="5cm">
          <draw:text-box>
            <text:p text:style-name="P34"><text:span text:style-name="T2">(1) </text:span><text:span text:style-name="T26">Substitution and Bind Variables </text:span><text:span text:style-name="T26">段落中存在函数名错误</text:span></text:p>
            <text:p text:style-name="P34"><text:span text:style-name="T26"><text:s/></text:span><text:span text:style-name="T26">sqlrcur_substitution </text:span><text:span text:style-name="T26">应为 </text:span><text:span text:style-name="T26">sqlrcur_subString</text:span></text:p>
            <text:p text:style-name="P34"><text:span text:style-name="T26"><text:s/></text:span><text:span text:style-name="T26">sqlrcur_inputBind <text:s text:c="3"/></text:span><text:span text:style-name="T26">应为 </text:span><text:span text:style-name="T26">sqlrcur_inputBindString</text:span></text:p>
            <text:p text:style-name="P34"><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text:span><text:span text:style-name="T26">sqlrcur_inputBindInteger</text:span></text:p>
            <text:p text:style-name="P34"><text:span text:style-name="T26"/></text:p>
            <text:p text:style-name="P34"><text:span text:style-name="T26">(2) API</text:span><text:span text:style-name="T26">文档中没有指明对于各种</text:span><text:span text:style-name="T26">RDBMS</text:span><text:span text:style-name="T26">，在绑定</text:span><text:span text:style-name="T26">SQL</text:span><text:span text:style-name="T26">参数变量时应</text:span></text:p>
            <text:p text:style-name="P34"><text:span text:style-name="T26">使用不同的变量分隔符。 <text:s/></text:span></text:p>
            <text:p text:style-name="P35"><text:span text:style-name="T26">Sybase</text:span><text:span text:style-name="T26">和</text:span><text:span text:style-name="T26">freetds </text:span><text:span text:style-name="T26">使用 </text:span><text:span text:style-name="T26">@</text:span><text:span text:style-name="T26">分隔符</text:span></text:p>
            <text:p text:style-name="P35"><text:span text:style-name="T26">其它</text:span><text:span text:style-name="T26">RDBMS </text:span><text:span text:style-name="T26">使用 </text:span><text:span text:style-name="T26">:</text:span><text:span text:style-name="T26">分隔符</text:span></text:p>
            <text:p text:style-name="P34"><text:span text:style-name="T26">sybase/freetds:</text:span></text:p>
            <text:p text:style-name="P34"><text:span text:style-name="T26"><text:s text:c="2"/></text:span><text:span text:style-name="T26">sqlrcur_prepareQuery(cur,"insert into testtable values </text:span></text:p>
            <text:p text:style-name="P34"><text:span text:style-name="T26"><text:s text:c="2"/></text:span><text:span text:style-name="T26">(@var1,@var2,@var3,@var4,@var5,@var6)");</text:span></text:p>
            <text:p text:style-name="P34"><text:span text:style-name="T26">mysql/oracle</text:span><text:span text:style-name="T26">等</text:span><text:span text:style-name="T26">:</text:span></text:p>
            <text:p text:style-name="P34"><text:span text:style-name="T26"><text:s text:c="2"/></text:span><text:span text:style-name="T26">sqlrcur_prepareQuery(cur,"insert into testtable values </text:span></text:p>
            <text:p text:style-name="P34"><text:span text:style-name="T26"><text:s text:c="2"/></text:span><text:span text:style-name="T26">(:var1,:var2,:var3,:var4,:var5,:var6)");</text:span></text:p>
            <text:p text:style-name="P34"/>
          </draw:text-box>
        </draw:frame>
        <presentation:notes draw:style-name="dp2">
          <draw:page-thumbnail draw:style-name="gr5" draw:layer="layout" svg:width="14.848cm" svg:height="11.135cm" svg:x="3.075cm" svg:y="2.257cm" draw:page-number="20" presentation:class="page"/>
          <draw:frame presentation:style-name="pr3" draw:text-style-name="P11" draw:layer="layout" svg:width="16.799cm" svg:height="13.114cm" svg:x="2.1cm" svg:y="14.107cm" presentation:class="notes" presentation:placeholder="true">
            <draw:text-box/>
          </draw:frame>
        </presentation:notes>
      </draw:page>
      <draw:page draw:name="page21" draw:style-name="dp1" draw:master-page-name="标准" presentation:presentation-page-layout-name="AL3T3">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001cm" svg:y1="1.5cm" svg:x2="27.999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001cm" svg:y1="19.5cm" svg:x2="27.999cm" svg:y2="19.5cm">
          <text:p text:style-name="P1"/>
        </draw:line>
        <draw:frame draw:style-name="gr1" draw:text-style-name="P37" draw:layer="layout" svg:width="15.336cm" svg:height="2.723cm" svg:x="6.6cm" svg:y="8.467cm">
          <draw:text-box>
            <text:p text:style-name="P1"><text:span text:style-name="T27">一个通过</text:span><text:span text:style-name="T27">SQLRelay C-API </text:span></text:p>
            <text:p text:style-name="P1"><text:span text:style-name="T27">访问本地数据库的示例程序</text:span></text:p>
          </draw:text-box>
        </draw:frame>
        <presentation:notes draw:style-name="dp2">
          <draw:page-thumbnail draw:style-name="gr5" draw:layer="layout" svg:width="14.848cm" svg:height="11.135cm" svg:x="3.075cm" svg:y="2.257cm" draw:page-number="21" presentation:class="page"/>
          <draw:frame presentation:style-name="pr3" draw:text-style-name="P11" draw:layer="layout" svg:width="16.799cm" svg:height="13.114cm" svg:x="2.1cm" svg:y="14.107cm" presentation:class="notes" presentation:placeholder="true">
            <draw:text-box/>
          </draw:frame>
        </presentation:notes>
      </draw:page>
      <draw:page draw:name="page22" draw:style-name="dp1" draw:master-page-name="标准" presentation:presentation-page-layout-name="AL3T3">
        <office:forms form:automatic-focus="false" form:apply-design-mode="false"/>
        <draw:frame draw:style-name="gr1" draw:text-style-name="P8" draw:layer="layout" svg:width="10.218cm" svg:height="0.886cm" svg:x="0.5cm" svg:y="0.5cm">
          <draw:text-box>
            <text:p text:style-name="P1"><text:span text:style-name="T3">上海</text:span><text:span text:style-name="T3">Linux</text:span><text:span text:style-name="T3">社区</text:span><text:span text:style-name="T3">2007</text:span><text:span text:style-name="T3">年技术交流会</text:span></text:p>
          </draw:text-box>
        </draw:frame>
        <draw:line draw:style-name="gr2" draw:text-style-name="P2" draw:layer="layout" svg:x1="0cm" svg:y1="1.5cm" svg:x2="28cm" svg:y2="1.5cm">
          <text:p text:style-name="P1"/>
        </draw:line>
        <draw:frame draw:style-name="gr1" draw:text-style-name="P8" draw:layer="layout" svg:width="8.249cm" svg:height="0.886cm" svg:x="19.401cm" svg:y="19.943cm">
          <draw:text-box>
            <text:p text:style-name="P1"><text:span text:style-name="T3">SQLRelay</text:span><text:span text:style-name="T3">持久数据库连接池</text:span></text:p>
          </draw:text-box>
        </draw:frame>
        <draw:line draw:style-name="gr4" draw:text-style-name="P2" draw:layer="layout" svg:x1="0cm" svg:y1="19.5cm" svg:x2="28cm" svg:y2="19.5cm">
          <text:p text:style-name="P1"/>
        </draw:line>
        <draw:frame draw:style-name="gr3" draw:text-style-name="P1" draw:layer="layout" svg:width="22.5cm" svg:height="7.094cm" svg:x="3cm" svg:y="6.406cm">
          <draw:text-box>
            <text:p text:style-name="P3"><text:span text:style-name="T24">感谢各位的参与</text:span></text:p>
            <text:p text:style-name="P3"><text:span text:style-name="T24"/></text:p>
            <text:p text:style-name="P3"><text:span text:style-name="T24"/></text:p>
            <text:p text:style-name="P1"/>
            <text:p text:style-name="P38"><text:span text:style-name="T26">Lightning </text:span><text:span text:style-name="T26">制作</text:span></text:p>
            <text:p text:style-name="P38"><text:span text:style-name="T26">2007</text:span><text:span text:style-name="T26">年</text:span><text:span text:style-name="T26">10</text:span><text:span text:style-name="T26">月</text:span><text:span text:style-name="T26">13</text:span><text:span text:style-name="T26">日</text:span></text:p>
          </draw:text-box>
        </draw:frame>
        <presentation:notes draw:style-name="dp2">
          <draw:page-thumbnail draw:style-name="gr5" draw:layer="layout" svg:width="14.848cm" svg:height="11.135cm" svg:x="3.075cm" svg:y="2.257cm" draw:page-number="22" presentation:class="page"/>
          <draw:frame presentation:style-name="pr3"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fill-image draw:name="程序" xlink:href="Pictures/100000000000039A000002C7D6E3D46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文鼎ＰＬ简中楷" style:font-family-generic="roman" style:font-pitch="variable" fo:font-size="24pt" fo:language="en" fo:country="US" style:font-family-asian="文鼎ＰＬ简中楷" style:font-family-generic-asian="system" style:font-pitch-asian="variable" style:font-size-asian="24pt" style:language-asian="zh" style:country-asian="CN" style:font-family-complex="Tahoma" style:font-family-generic-complex="system" style:font-pitch-complex="variable" style:font-size-complex="24pt" style:language-complex="zh" style:country-complex="C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文鼎ＰＬ简中楷" style:font-family-generic="roman" style:font-pitch="variable" fo:font-size="18pt" fo:font-style="normal" fo:text-shadow="none" style:text-underline-style="none" fo:font-weight="normal" style:font-family-asian="文鼎ＰＬ简中楷"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标准-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文鼎ＰＬ简中楷" style:font-family-generic="roman" style:font-pitch="variable" fo:font-size="44pt" fo:font-style="normal" fo:text-shadow="none" style:text-underline-style="none" fo:font-weight="normal" style:font-family-asian="文鼎ＰＬ简中楷"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标准-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文鼎ＰＬ简中楷" style:font-family-generic="roman" style:font-pitch="variable" fo:font-size="32pt" fo:font-style="normal" fo:text-shadow="none" style:text-underline-style="none" fo:font-weight="normal" style:font-family-asian="文鼎ＰＬ简中楷"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标准-background" style:family="presentation">
      <style:graphic-properties draw:stroke="none" draw:fill="solid" draw:fill-color="#000000" draw:fill-gradient-name="Linear_20_yellow_2f_brown" draw:fill-image-name="程序" draw:fill-image-width="0cm" draw:fill-image-height="0cm"/>
    </style:style>
    <style:style style:name="标准-backgroundobjects" style:family="presentation">
      <style:graphic-properties draw:shadow="hidden" draw:shadow-offset-x="0.3cm" draw:shadow-offset-y="0.3cm" draw:shadow-color="#808080"/>
    </style:style>
    <style:style style:name="标准-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文鼎ＰＬ简中楷" style:font-family-generic="roman" style:font-pitch="variable" fo:font-size="20pt" fo:font-style="normal" fo:text-shadow="none" style:text-underline-style="none" fo:font-weight="normal" style:font-family-asian="文鼎ＰＬ简中楷"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标准-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文鼎ＰＬ简中楷" style:font-family-generic="roman" style:font-pitch="variable" fo:font-size="32pt" fo:font-style="normal" fo:text-shadow="none" style:text-underline-style="none" fo:font-weight="normal" style:font-family-asian="文鼎ＰＬ简中楷"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标准-outline2" style:family="presentation" style:parent-style-name="标准-outline1">
      <style:paragraph-properties fo:margin-left="2.4cm" fo:margin-right="0cm" fo:margin-top="0cm" fo:margin-bottom="0.4cm" fo:text-indent="-0.8cm"/>
      <style:text-properties fo:font-size="28pt" style:font-size-asian="28pt" style:font-size-complex="28pt"/>
    </style:style>
    <style:style style:name="标准-outline3" style:family="presentation" style:parent-style-name="标准-outline2">
      <style:paragraph-properties fo:margin-left="3.6cm" fo:margin-right="0cm" fo:margin-top="0cm" fo:margin-bottom="0.3cm" fo:text-indent="-0.6cm"/>
      <style:text-properties fo:font-size="24pt" style:font-size-asian="24pt" style:font-size-complex="24pt"/>
    </style:style>
    <style:style style:name="标准-outline4" style:family="presentation" style:parent-style-name="标准-outline3">
      <style:paragraph-properties fo:margin-left="4.8cm" fo:margin-right="0cm" fo:margin-top="0cm" fo:margin-bottom="0.2cm" fo:text-indent="-0.6cm"/>
      <style:text-properties fo:font-size="20pt" style:font-size-asian="20pt" style:font-size-complex="20pt"/>
    </style:style>
    <style:style style:name="标准-outline5" style:family="presentation" style:parent-style-name="标准-outline4">
      <style:paragraph-properties fo:margin-left="6cm" fo:margin-right="0cm" fo:margin-top="0cm" fo:margin-bottom="0.1cm" fo:text-indent="-0.6cm"/>
      <style:text-properties fo:font-size="20pt" style:font-size-asian="20pt" style:font-size-complex="20pt"/>
    </style:style>
    <style:style style:name="标准-outline6" style:family="presentation" style:parent-style-name="标准-outline5">
      <style:paragraph-properties fo:margin-left="7.2cm" fo:margin-right="0cm" fo:margin-top="0cm" fo:margin-bottom="0.1cm" fo:text-indent="-0.6cm"/>
      <style:text-properties fo:font-size="20pt" style:font-size-asian="20pt" style:font-size-complex="20pt"/>
    </style:style>
    <style:style style:name="标准-outline7" style:family="presentation" style:parent-style-name="标准-outline6">
      <style:paragraph-properties fo:margin-left="8.4cm" fo:margin-right="0cm" fo:margin-top="0cm" fo:margin-bottom="0.1cm" fo:text-indent="-0.6cm"/>
      <style:text-properties fo:font-size="20pt" style:font-size-asian="20pt" style:font-size-complex="20pt"/>
    </style:style>
    <style:style style:name="标准-outline8" style:family="presentation" style:parent-style-name="标准-outline7">
      <style:paragraph-properties fo:margin-left="9.6cm" fo:margin-right="0cm" fo:margin-top="0cm" fo:margin-bottom="0.1cm" fo:text-indent="-0.6cm"/>
      <style:text-properties fo:font-size="20pt" style:font-size-asian="20pt" style:font-size-complex="20pt"/>
    </style:style>
    <style:style style:name="标准-outline9" style:family="presentation" style:parent-style-name="标准-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gradient-name="Linear_20_yellow_2f_brown" draw:fill-image-name="程序"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标准-backgroundobjects">
      <style:graphic-properties draw:stroke="none" draw:fill="none" draw:fill-color="#ffffff" draw:auto-grow-height="false" fo:min-height="1.449cm"/>
    </style:style>
    <style:style style:name="pr2" style:family="presentation" style:parent-style-name="标准-backgroundobjects">
      <style:graphic-properties draw:stroke="none" draw:fill="none" draw:fill-color="#ffffff" draw:auto-grow-height="false" fo:min-height="1.485cm"/>
    </style:style>
    <style:style style:name="pr3" style:family="presentation" style:parent-style-name="标准-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1</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标准" style:page-layout-name="PM1" draw:style-name="dp1">
      <draw:frame presentation:style-name="标准-title" draw:layer="backgroundobjects" svg:width="25.199cm" svg:height="3.506cm" svg:x="1.4cm" svg:y="0.837cm" presentation:class="title" presentation:placeholder="true">
        <draw:text-box/>
      </draw:frame>
      <draw:frame presentation:style-name="标准-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11</text:page-number></text:span></text:p>
        </draw:text-box>
      </draw:frame>
      <presentation:notes style:page-layout-name="PM2">
        <draw:page-thumbnail presentation:style-name="标准-title" draw:layer="backgroundobjects" svg:width="14.848cm" svg:height="11.135cm" svg:x="3.075cm" svg:y="2.257cm" presentation:class="page"/>
        <draw:frame presentation:style-name="标准-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freedn</meta:initial-creator>
    <meta:creation-date>2007-09-12T18:22:51</meta:creation-date>
    <dc:creator>freedn</dc:creator>
    <dc:date>2007-10-11T22:25:36</dc:date>
    <dc:language>en-US</dc:language>
    <meta:editing-cycles>13</meta:editing-cycles>
    <meta:editing-duration>P1DT12H40M6S</meta:editing-duration>
    <meta:user-defined meta:name="Info 1"/>
    <meta:user-defined meta:name="Info 2"/>
    <meta:user-defined meta:name="Info 3"/>
    <meta:user-defined meta:name="Info 4"/>
    <meta:document-statistic meta:object-count="268"/>
  </office:meta>
</office:document-meta>
</file>